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'Liberation Mono', Menlo, 'Courier New', Courier, Monaco, monospace"/>
    <style:font-face style:name="Consolas1" svg:font-family="Consolas, Monaco, 'Andale Mono', monospace"/>
    <style:font-face style:name="Droid Sans Mono" svg:font-family="'Droid Sans Mono', monospace, monospace"/>
    <style:font-face style:name="Helvetica" svg:font-family="Helvetica, Arial, sans-serif"/>
    <style:font-face style:name="Lohit Devanagari2" svg:font-family="'Lohit Devanagari'"/>
    <style:font-face style:name="Source Sans Pro" svg:font-family="'Source Sans Pro', 'Segoe UI', Arial, Genev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Sarabun" svg:font-family="Sarabun, 'Avenir Book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12cea0" officeooo:paragraph-rsid="0012cea0" style:font-size-asian="21pt" style:font-size-complex="24pt"/>
    </style:style>
    <style:style style:name="P2" style:family="paragraph" style:parent-style-name="Standard">
      <style:text-properties fo:font-size="24pt" officeooo:rsid="0012cea0" officeooo:paragraph-rsid="0013e380" style:font-size-asian="21pt" style:font-size-complex="24pt"/>
    </style:style>
    <style:style style:name="P3" style:family="paragraph" style:parent-style-name="Standard">
      <style:text-properties fo:font-size="24pt" officeooo:rsid="0015796b" officeooo:paragraph-rsid="0015796b" style:font-size-asian="21pt" style:font-size-complex="24pt"/>
    </style:style>
    <style:style style:name="P4" style:family="paragraph" style:parent-style-name="Standard">
      <style:text-properties fo:font-size="24pt" officeooo:rsid="00159526" officeooo:paragraph-rsid="00159526" style:font-size-asian="21pt" style:font-size-complex="24pt"/>
    </style:style>
    <style:style style:name="P5" style:family="paragraph" style:parent-style-name="Standard">
      <style:text-properties fo:font-size="24pt" officeooo:rsid="001698f7" officeooo:paragraph-rsid="001698f7" style:font-size-asian="21pt" style:font-size-complex="24pt"/>
    </style:style>
    <style:style style:name="P6" style:family="paragraph" style:parent-style-name="Standard">
      <style:text-properties fo:font-size="24pt" officeooo:rsid="00187df3" officeooo:paragraph-rsid="00187df3" style:font-size-asian="21pt" style:font-size-complex="24pt"/>
    </style:style>
    <style:style style:name="P7" style:family="paragraph" style:parent-style-name="Standard">
      <style:text-properties fo:font-size="24pt" officeooo:rsid="00189cec" officeooo:paragraph-rsid="00189cec" style:font-size-asian="21pt" style:font-size-complex="24pt"/>
    </style:style>
    <style:style style:name="P8" style:family="paragraph" style:parent-style-name="Standard">
      <style:text-properties fo:font-size="24pt" officeooo:rsid="000b9fcb" officeooo:paragraph-rsid="001a57bb" style:font-size-asian="21pt" style:font-size-complex="24pt"/>
    </style:style>
    <style:style style:name="P9" style:family="paragraph" style:parent-style-name="Standard">
      <style:text-properties fo:font-size="24pt" officeooo:rsid="000ef6ab" officeooo:paragraph-rsid="001a57bb" style:font-size-asian="21pt" style:font-size-complex="24pt"/>
    </style:style>
    <style:style style:name="P10" style:family="paragraph" style:parent-style-name="Standard">
      <style:text-properties fo:font-size="24pt" officeooo:rsid="000da193" officeooo:paragraph-rsid="001a57bb" style:font-size-asian="21pt" style:font-size-complex="24pt"/>
    </style:style>
    <style:style style:name="P11" style:family="paragraph" style:parent-style-name="Standard">
      <style:text-properties fo:font-size="24pt" officeooo:rsid="001abe47" officeooo:paragraph-rsid="001abe47" style:font-size-asian="21pt" style:font-size-complex="24pt"/>
    </style:style>
    <style:style style:name="P12" style:family="paragraph" style:parent-style-name="Standard">
      <style:text-properties fo:font-size="24pt" officeooo:rsid="001ba5c1" officeooo:paragraph-rsid="001ba5c1" style:font-size-asian="21pt" style:font-size-complex="24pt"/>
    </style:style>
    <style:style style:name="P13" style:family="paragraph" style:parent-style-name="Standard">
      <style:text-properties fo:font-size="24pt" officeooo:rsid="001d86af" officeooo:paragraph-rsid="001d86af" style:font-size-asian="21pt" style:font-size-complex="24pt"/>
    </style:style>
    <style:style style:name="P14" style:family="paragraph" style:parent-style-name="Standard">
      <style:text-properties fo:font-size="24pt" officeooo:rsid="0020b15d" officeooo:paragraph-rsid="0020b15d" style:font-size-asian="21pt" style:font-size-complex="24pt"/>
    </style:style>
    <style:style style:name="P15" style:family="paragraph" style:parent-style-name="Standard">
      <style:paragraph-properties style:line-height-at-least="0.2291in"/>
      <style:text-properties fo:font-size="24pt" officeooo:rsid="0020b15d" style:font-size-asian="21pt" style:font-size-complex="24pt"/>
    </style:style>
    <style:style style:name="P16" style:family="paragraph" style:parent-style-name="Standard">
      <style:text-properties fo:font-size="24pt" officeooo:rsid="001a1816" officeooo:paragraph-rsid="001a1816" style:font-size-asian="21pt" style:font-size-complex="24pt"/>
    </style:style>
    <style:style style:name="P17" style:family="paragraph" style:parent-style-name="Standard">
      <style:text-properties fo:font-size="24pt" officeooo:rsid="00244ef4" officeooo:paragraph-rsid="00244ef4" style:font-size-asian="21pt" style:font-size-complex="24pt"/>
    </style:style>
    <style:style style:name="P18" style:family="paragraph" style:parent-style-name="Standard">
      <style:text-properties fo:font-size="24pt" officeooo:rsid="002dba49" officeooo:paragraph-rsid="002dba49" style:font-size-asian="21pt" style:font-size-complex="24pt"/>
    </style:style>
    <style:style style:name="P19" style:family="paragraph" style:parent-style-name="Standard">
      <style:text-properties fo:font-size="24pt" officeooo:rsid="003d7f2b" officeooo:paragraph-rsid="003d7f2b" style:font-size-asian="21pt" style:font-size-complex="24pt"/>
    </style:style>
    <style:style style:name="P20" style:family="paragraph" style:parent-style-name="Standard">
      <style:text-properties fo:font-size="24pt" officeooo:rsid="003f39f5" officeooo:paragraph-rsid="003f39f5" style:font-size-asian="21pt" style:font-size-complex="24pt"/>
    </style:style>
    <style:style style:name="P21" style:family="paragraph" style:parent-style-name="Standard">
      <style:text-properties fo:font-size="24pt" officeooo:paragraph-rsid="0020b15d"/>
    </style:style>
    <style:style style:name="P22" style:family="paragraph" style:parent-style-name="Standard">
      <style:text-properties officeooo:paragraph-rsid="001abe47"/>
    </style:style>
    <style:style style:name="P23" style:family="paragraph" style:parent-style-name="Standard">
      <style:paragraph-properties style:line-height-at-least="0.2291in"/>
      <style:text-properties fo:color="#d4d4d4" style:font-name="Droid Sans Mono" fo:font-size="12pt" fo:font-weight="normal" fo:background-color="#1e1e1e"/>
    </style:style>
    <style:style style:name="P24" style:family="paragraph" style:parent-style-name="Standard">
      <style:paragraph-properties style:line-height-at-least="0.2291in"/>
      <style:text-properties fo:color="#d4d4d4" style:font-name="Droid Sans Mono" fo:font-size="12pt" fo:font-weight="normal"/>
    </style:style>
    <style:style style:name="P25" style:family="paragraph" style:parent-style-name="Standard">
      <style:paragraph-properties style:line-height-at-least="0.2291in"/>
      <style:text-properties fo:color="#d4d4d4" fo:background-color="#1e1e1e"/>
    </style:style>
    <style:style style:name="P26" style:family="paragraph" style:parent-style-name="Standard">
      <style:text-properties fo:font-size="20pt" officeooo:rsid="00244ef4" officeooo:paragraph-rsid="0027c086" style:font-size-asian="20pt" style:font-size-complex="20pt"/>
    </style:style>
    <style:style style:name="P27" style:family="paragraph" style:parent-style-name="Standard">
      <style:text-properties fo:font-size="20pt" officeooo:rsid="00244ef4" officeooo:paragraph-rsid="0024dd4d" style:font-size-asian="20pt" style:font-size-complex="20pt"/>
    </style:style>
    <style:style style:name="P28" style:family="paragraph" style:parent-style-name="Standard">
      <style:text-properties fo:font-size="20pt" officeooo:rsid="0024dd4d" officeooo:paragraph-rsid="0024dd4d" style:font-size-asian="20pt" style:font-size-complex="20pt"/>
    </style:style>
    <style:style style:name="P29" style:family="paragraph" style:parent-style-name="Standard">
      <style:text-properties fo:font-size="20pt" officeooo:rsid="002596dc" officeooo:paragraph-rsid="002596dc" style:font-size-asian="20pt" style:font-size-complex="20pt"/>
    </style:style>
    <style:style style:name="P30" style:family="paragraph" style:parent-style-name="Standard">
      <style:text-properties fo:font-size="20pt" officeooo:rsid="002596dc" officeooo:paragraph-rsid="00273bca" style:font-size-asian="20pt" style:font-size-complex="20pt"/>
    </style:style>
    <style:style style:name="P31" style:family="paragraph" style:parent-style-name="Standard">
      <style:text-properties fo:font-size="20pt" officeooo:rsid="00273bca" officeooo:paragraph-rsid="00273bca" style:font-size-asian="20pt" style:font-size-complex="20pt"/>
    </style:style>
    <style:style style:name="P32" style:family="paragraph" style:parent-style-name="Standard">
      <style:text-properties fo:font-size="20pt" officeooo:rsid="0027c086" officeooo:paragraph-rsid="0027c086" style:font-size-asian="20pt" style:font-size-complex="20pt"/>
    </style:style>
    <style:style style:name="P33" style:family="paragraph" style:parent-style-name="Standard">
      <style:text-properties fo:font-size="20pt" officeooo:rsid="002dba49" officeooo:paragraph-rsid="002dba49" style:font-size-asian="20pt" style:font-size-complex="20pt"/>
    </style:style>
    <style:style style:name="P34" style:family="paragraph" style:parent-style-name="Standard">
      <style:text-properties fo:font-size="20pt" officeooo:rsid="003fe29c" officeooo:paragraph-rsid="003fe29c" style:font-size-asian="20pt" style:font-size-complex="20pt"/>
    </style:style>
    <style:style style:name="P35" style:family="paragraph" style:parent-style-name="Standard">
      <style:text-properties fo:font-size="20pt" officeooo:rsid="00494122" officeooo:paragraph-rsid="00494122" style:font-size-asian="20pt" style:font-size-complex="20pt"/>
    </style:style>
    <style:style style:name="P36" style:family="paragraph" style:parent-style-name="Standard">
      <style:text-properties fo:font-size="20pt" officeooo:rsid="0049b85e" officeooo:paragraph-rsid="0049b85e" style:font-size-asian="20pt" style:font-size-complex="20pt"/>
    </style:style>
    <style:style style:name="P37" style:family="paragraph" style:parent-style-name="Standard">
      <style:text-properties fo:font-size="20pt" officeooo:rsid="004a4e79" officeooo:paragraph-rsid="004a4e79" style:font-size-asian="20pt" style:font-size-complex="20pt"/>
    </style:style>
    <style:style style:name="P38" style:family="paragraph" style:parent-style-name="Standard">
      <style:text-properties fo:font-size="20pt" officeooo:rsid="004a6069" officeooo:paragraph-rsid="004a6069" style:font-size-asian="20pt" style:font-size-complex="20pt"/>
    </style:style>
    <style:style style:name="P39" style:family="paragraph" style:parent-style-name="Standard">
      <style:text-properties fo:font-variant="normal" fo:text-transform="none" fo:color="#000000" style:font-name="Source Sans Pro" fo:font-size="9pt" fo:letter-spacing="normal" fo:font-style="normal" fo:font-weight="normal" officeooo:rsid="004a6069" officeooo:paragraph-rsid="004a6069" style:font-size-asian="20pt" style:font-size-complex="20pt"/>
    </style:style>
    <style:style style:name="P4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b271e" officeooo:paragraph-rsid="004b271e" style:font-size-asian="17.5pt" style:font-size-complex="20pt"/>
    </style:style>
    <style:style style:name="P4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cb41e" officeooo:paragraph-rsid="004cb41e" style:font-size-asian="17.5pt" style:font-size-complex="20pt"/>
    </style:style>
    <style:style style:name="P4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e6f11" officeooo:paragraph-rsid="004e6f11" style:font-size-asian="17.5pt" style:font-size-complex="20pt"/>
    </style:style>
    <style:style style:name="P4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4ec1ae" officeooo:paragraph-rsid="004ec1ae" style:font-size-asian="17.5pt" style:font-size-complex="20pt"/>
    </style:style>
    <style:style style:name="P4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01eb5" officeooo:paragraph-rsid="00501eb5" style:font-size-asian="17.5pt" style:font-size-complex="20pt"/>
    </style:style>
    <style:style style:name="P4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1a9b5" officeooo:paragraph-rsid="0051a9b5" style:font-size-asian="17.5pt" style:font-size-complex="20pt"/>
    </style:style>
    <style:style style:name="P4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3aab0" officeooo:paragraph-rsid="0053aab0" style:font-size-asian="17.5pt" style:font-size-complex="20pt"/>
    </style:style>
    <style:style style:name="P4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554df" officeooo:paragraph-rsid="005554df" style:font-size-asian="17.5pt" style:font-size-complex="20pt"/>
    </style:style>
    <style:style style:name="P4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6b2f0" officeooo:paragraph-rsid="0056b2f0" style:font-size-asian="17.5pt" style:font-size-complex="20pt"/>
    </style:style>
    <style:style style:name="P4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8cda0" officeooo:paragraph-rsid="0058cda0" style:font-size-asian="17.5pt" style:font-size-complex="20pt"/>
    </style:style>
    <style:style style:name="P5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a6f7a" officeooo:paragraph-rsid="005a6f7a" style:font-size-asian="17.5pt" style:font-size-complex="20pt"/>
    </style:style>
    <style:style style:name="P5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b8d73" officeooo:paragraph-rsid="005b8d73" style:font-size-asian="17.5pt" style:font-size-complex="20pt"/>
    </style:style>
    <style:style style:name="P5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c18c7" officeooo:paragraph-rsid="005c18c7" style:font-size-asian="17.5pt" style:font-size-complex="20pt"/>
    </style:style>
    <style:style style:name="P5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d35e4" officeooo:paragraph-rsid="005d35e4" style:font-size-asian="17.5pt" style:font-size-complex="20pt"/>
    </style:style>
    <style:style style:name="P5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5e36f9" officeooo:paragraph-rsid="005e36f9" style:font-size-asian="17.5pt" style:font-size-complex="20pt"/>
    </style:style>
    <style:style style:name="P5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14baa" officeooo:paragraph-rsid="00614baa" style:font-size-asian="17.5pt" style:font-size-complex="20pt"/>
    </style:style>
    <style:style style:name="P5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52eaf" officeooo:paragraph-rsid="00652eaf" style:font-size-asian="17.5pt" style:font-size-complex="20pt"/>
    </style:style>
    <style:style style:name="P5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73a86" officeooo:paragraph-rsid="00673a86" style:font-size-asian="17.5pt" style:font-size-complex="20pt"/>
    </style:style>
    <style:style style:name="P5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9b5ee" officeooo:paragraph-rsid="0069b5ee" style:font-size-asian="17.5pt" style:font-size-complex="20pt"/>
    </style:style>
    <style:style style:name="P5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b8120" officeooo:paragraph-rsid="006b8120" style:font-size-asian="17.5pt" style:font-size-complex="20pt"/>
    </style:style>
    <style:style style:name="P6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038ab" officeooo:paragraph-rsid="007038ab" style:font-size-asian="17.5pt" style:font-size-complex="20pt"/>
    </style:style>
    <style:style style:name="P6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038ab" officeooo:paragraph-rsid="0071d944" style:font-size-asian="17.5pt" style:font-size-complex="20pt"/>
    </style:style>
    <style:style style:name="P6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20d50" officeooo:paragraph-rsid="00720d50" style:font-size-asian="17.5pt" style:font-size-complex="20pt"/>
    </style:style>
    <style:style style:name="P6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34e91" officeooo:paragraph-rsid="00734e91" style:font-size-asian="17.5pt" style:font-size-complex="20pt"/>
    </style:style>
    <style:style style:name="P6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0376" officeooo:paragraph-rsid="00740376" style:font-size-asian="17.5pt" style:font-size-complex="20pt"/>
    </style:style>
    <style:style style:name="P6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61f19" officeooo:paragraph-rsid="00761f19" style:font-size-asian="17.5pt" style:font-size-complex="20pt"/>
    </style:style>
    <style:style style:name="P6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6d868a" officeooo:paragraph-rsid="0069b5ee" style:font-size-asian="17.5pt" style:font-size-complex="20pt"/>
    </style:style>
    <style:style style:name="P6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812db" officeooo:paragraph-rsid="007812db" style:font-size-asian="17.5pt" style:font-size-complex="20pt"/>
    </style:style>
    <style:style style:name="P6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97e4b" officeooo:paragraph-rsid="00797e4b" style:font-size-asian="17.5pt" style:font-size-complex="20pt"/>
    </style:style>
    <style:style style:name="P6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97e4b" officeooo:paragraph-rsid="007c6594" style:font-size-asian="17.5pt" style:font-size-complex="20pt"/>
    </style:style>
    <style:style style:name="P7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c6594" officeooo:paragraph-rsid="007c6594" style:font-size-asian="17.5pt" style:font-size-complex="20pt"/>
    </style:style>
    <style:style style:name="P7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e5137" officeooo:paragraph-rsid="007e5137" style:font-size-asian="17.5pt" style:font-size-complex="20pt"/>
    </style:style>
    <style:style style:name="P7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eb5e3" officeooo:paragraph-rsid="007eb5e3" style:font-size-asian="17.5pt" style:font-size-complex="20pt"/>
    </style:style>
    <style:style style:name="P7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18cbd" officeooo:paragraph-rsid="00818cbd" style:font-size-asian="17.5pt" style:font-size-complex="20pt"/>
    </style:style>
    <style:style style:name="P7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257ac" officeooo:paragraph-rsid="008257ac" style:font-size-asian="17.5pt" style:font-size-complex="20pt"/>
    </style:style>
    <style:style style:name="P7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30f61" officeooo:paragraph-rsid="00830f61" style:font-size-asian="17.5pt" style:font-size-complex="20pt"/>
    </style:style>
    <style:style style:name="P7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3ae2d" officeooo:paragraph-rsid="0083ae2d" style:font-size-asian="17.5pt" style:font-size-complex="20pt"/>
    </style:style>
    <style:style style:name="P7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65a6f" officeooo:paragraph-rsid="00865a6f" style:font-size-asian="17.5pt" style:font-size-complex="20pt"/>
    </style:style>
    <style:style style:name="P7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6faab" officeooo:paragraph-rsid="0086faab" style:font-size-asian="17.5pt" style:font-size-complex="20pt"/>
    </style:style>
    <style:style style:name="P7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84306" officeooo:paragraph-rsid="00884306" style:font-size-asian="17.5pt" style:font-size-complex="20pt"/>
    </style:style>
    <style:style style:name="P8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b07e6" officeooo:paragraph-rsid="008b07e6" style:font-size-asian="17.5pt" style:font-size-complex="20pt"/>
    </style:style>
    <style:style style:name="P8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c535b" officeooo:paragraph-rsid="008c535b" style:font-size-asian="17.5pt" style:font-size-complex="20pt"/>
    </style:style>
    <style:style style:name="P8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8ea8c4" officeooo:paragraph-rsid="008ea8c4" style:font-size-asian="17.5pt" style:font-size-complex="20pt"/>
    </style:style>
    <style:style style:name="P8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38bac" officeooo:paragraph-rsid="00938bac" style:font-size-asian="17.5pt" style:font-size-complex="20pt"/>
    </style:style>
    <style:style style:name="P8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40fdc" officeooo:paragraph-rsid="00940fdc" style:font-size-asian="17.5pt" style:font-size-complex="20pt"/>
    </style:style>
    <style:style style:name="P8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48621" officeooo:paragraph-rsid="00948621" style:font-size-asian="17.5pt" style:font-size-complex="20pt"/>
    </style:style>
    <style:style style:name="P8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7c9ae" officeooo:paragraph-rsid="0097c9ae" style:font-size-asian="17.5pt" style:font-size-complex="20pt"/>
    </style:style>
    <style:style style:name="P8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80d64" officeooo:paragraph-rsid="00980d64" style:font-size-asian="17.5pt" style:font-size-complex="20pt"/>
    </style:style>
    <style:style style:name="P8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8c7bb" officeooo:paragraph-rsid="0098c7bb" style:font-size-asian="17.5pt" style:font-size-complex="20pt"/>
    </style:style>
    <style:style style:name="P8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cd097" officeooo:paragraph-rsid="009cd097" style:font-size-asian="17.5pt" style:font-size-complex="20pt"/>
    </style:style>
    <style:style style:name="P9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9cd097" officeooo:paragraph-rsid="009dffbf" style:font-size-asian="17.5pt" style:font-size-complex="20pt"/>
    </style:style>
    <style:style style:name="P9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282e9" officeooo:paragraph-rsid="00a282e9" style:font-size-asian="17.5pt" style:font-size-complex="20pt"/>
    </style:style>
    <style:style style:name="P9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4bd31" officeooo:paragraph-rsid="00a4bd31" style:font-size-asian="17.5pt" style:font-size-complex="20pt"/>
    </style:style>
    <style:style style:name="P9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4bd31" officeooo:paragraph-rsid="00ae331e" style:font-size-asian="17.5pt" style:font-size-complex="20pt"/>
    </style:style>
    <style:style style:name="P9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74529" officeooo:paragraph-rsid="00a74529" style:font-size-asian="17.5pt" style:font-size-complex="20pt"/>
    </style:style>
    <style:style style:name="P9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79a24" officeooo:paragraph-rsid="00a79a24" style:font-size-asian="17.5pt" style:font-size-complex="20pt"/>
    </style:style>
    <style:style style:name="P9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ae483f" officeooo:paragraph-rsid="00ae483f" style:font-size-asian="17.5pt" style:font-size-complex="20pt"/>
    </style:style>
    <style:style style:name="P9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7a012" officeooo:paragraph-rsid="00b7a012" style:font-size-asian="17.5pt" style:font-size-complex="20pt"/>
    </style:style>
    <style:style style:name="P9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b5720" officeooo:paragraph-rsid="00bcc9d0" style:font-size-asian="17.5pt" style:font-size-complex="20pt"/>
    </style:style>
    <style:style style:name="P99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cc9d0" officeooo:paragraph-rsid="00bcc9d0" style:font-size-asian="17.5pt" style:font-size-complex="20pt"/>
    </style:style>
    <style:style style:name="P100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bcc9d0" officeooo:paragraph-rsid="00bf5c81" style:font-size-asian="17.5pt" style:font-size-complex="20pt"/>
    </style:style>
    <style:style style:name="P101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0376" officeooo:paragraph-rsid="00740376" style:font-name-asian="arial" style:font-size-asian="17.5pt" style:font-style-asian="normal" style:font-weight-asian="normal" style:font-size-complex="20pt"/>
    </style:style>
    <style:style style:name="P102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d3de" officeooo:paragraph-rsid="00740376" style:font-name-asian="arial" style:font-size-asian="17.5pt" style:font-style-asian="normal" style:font-weight-asian="normal" style:font-size-complex="20pt"/>
    </style:style>
    <style:style style:name="P103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4d3de" officeooo:paragraph-rsid="00761f19" style:font-name-asian="arial" style:font-size-asian="17.5pt" style:font-style-asian="normal" style:font-weight-asian="normal" style:font-size-complex="20pt"/>
    </style:style>
    <style:style style:name="P104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61f19" officeooo:paragraph-rsid="00761f19" style:font-name-asian="arial" style:font-size-asian="17.5pt" style:font-style-asian="normal" style:font-weight-asian="normal" style:font-size-complex="20pt"/>
    </style:style>
    <style:style style:name="P105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772dd2" officeooo:paragraph-rsid="00772dd2" style:font-name-asian="arial" style:font-size-asian="17.5pt" style:font-style-asian="normal" style:font-weight-asian="normal" style:font-size-complex="20pt"/>
    </style:style>
    <style:style style:name="P106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paragraph-rsid="00b03d90"/>
    </style:style>
    <style:style style:name="P107" style:family="paragraph" style:parent-style-name="Standard">
      <style:text-properties fo:font-variant="normal" fo:text-transform="none" fo:color="#000000" style:font-name="Source Sans Pro" fo:font-size="12pt" fo:letter-spacing="normal" fo:font-style="normal" fo:font-weight="normal" officeooo:rsid="00bb5720" officeooo:paragraph-rsid="00bf5c81" style:font-size-asian="12pt" style:font-size-complex="12pt"/>
    </style:style>
    <style:style style:name="P108" style:family="paragraph" style:parent-style-name="Standard">
      <style:text-properties fo:font-variant="normal" fo:text-transform="none" fo:color="#000000" style:font-name="Source Sans Pro" fo:font-size="12pt" fo:letter-spacing="normal" fo:font-style="normal" fo:font-weight="normal" officeooo:rsid="00bcc9d0" officeooo:paragraph-rsid="00bf5c81" style:font-size-asian="12pt" style:font-size-complex="12pt"/>
    </style:style>
    <style:style style:name="P10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740376" officeooo:paragraph-rsid="00740376" style:font-size-asian="24pt" style:font-style-asian="normal" style:font-weight-asian="normal" style:font-size-complex="20pt" style:text-emphasize="none"/>
    </style:style>
    <style:style style:name="P110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4ec1ae" officeooo:paragraph-rsid="004ec1ae" fo:background-color="#1e1e1e" style:font-size-asian="17.5pt" style:font-size-complex="20pt"/>
    </style:style>
    <style:style style:name="P111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501eb5" officeooo:paragraph-rsid="00501eb5" fo:background-color="#1e1e1e" style:font-size-asian="17.5pt" style:font-size-complex="20pt"/>
    </style:style>
    <style:style style:name="P112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7e5137" officeooo:paragraph-rsid="007e5137" fo:background-color="#1e1e1e" style:font-size-asian="17.5pt" style:font-size-complex="20pt"/>
    </style:style>
    <style:style style:name="P113" style:family="paragraph" style:parent-style-name="Standard">
      <style:text-properties fo:font-variant="normal" fo:text-transform="none" fo:color="#6a9955" style:font-name="Droid Sans Mono" fo:font-size="12pt" fo:letter-spacing="normal" fo:font-style="normal" fo:font-weight="normal" officeooo:rsid="00830f61" officeooo:paragraph-rsid="00830f61" fo:background-color="#1e1e1e" style:font-size-asian="17.5pt" style:font-size-complex="20pt"/>
    </style:style>
    <style:style style:name="P114" style:family="paragraph" style:parent-style-name="Standard">
      <style:text-properties fo:font-variant="normal" fo:text-transform="none" fo:color="#050505" style:font-name="Source Sans Pro" fo:font-size="20pt" fo:letter-spacing="normal" fo:font-style="normal" fo:font-weight="normal" officeooo:rsid="00818cbd" officeooo:paragraph-rsid="00818cbd" style:font-size-asian="17.5pt" style:font-size-complex="20pt"/>
    </style:style>
    <style:style style:name="P115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830f61" officeooo:paragraph-rsid="00830f61" fo:background-color="#1e1e1e" style:font-size-asian="17.5pt" style:font-size-complex="20pt"/>
    </style:style>
    <style:style style:name="P116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a79a24" officeooo:paragraph-rsid="00a79a24" fo:background-color="#1e1e1e" style:font-size-asian="17.5pt" style:font-size-complex="20pt"/>
    </style:style>
    <style:style style:name="P117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18152" officeooo:paragraph-rsid="00b18152" fo:background-color="#1e1e1e" style:font-size-asian="17.5pt" style:font-size-complex="20pt"/>
    </style:style>
    <style:style style:name="P118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b5720" officeooo:paragraph-rsid="00bb5720" fo:background-color="#1e1e1e" style:font-size-asian="17.5pt" style:font-size-complex="20pt"/>
    </style:style>
    <style:style style:name="P119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bb5720" officeooo:paragraph-rsid="00bf5c81" fo:background-color="#1e1e1e" style:font-size-asian="12pt" style:font-size-complex="12pt"/>
    </style:style>
    <style:style style:name="P120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830f61" officeooo:paragraph-rsid="00830f61" style:font-size-asian="17.5pt" style:font-size-complex="20pt"/>
    </style:style>
    <style:style style:name="P121" style:family="paragraph" style:parent-style-name="Standard">
      <style:text-properties officeooo:paragraph-rsid="0053aab0"/>
    </style:style>
    <style:style style:name="P122" style:family="paragraph" style:parent-style-name="Standard">
      <style:paragraph-properties style:line-height-at-least="0.2291in"/>
      <style:text-properties fo:color="#6a9955" style:font-name="Droid Sans Mono" fo:font-size="12pt" fo:font-weight="normal" fo:background-color="#1e1e1e"/>
    </style:style>
    <style:style style:name="P123" style:family="paragraph" style:parent-style-name="Standard">
      <style:text-properties fo:color="#000000" style:font-name="Source Sans Pro" fo:font-size="20pt" fo:font-weight="normal" officeooo:paragraph-rsid="00b18152"/>
    </style:style>
    <style:style style:name="P124" style:family="paragraph" style:parent-style-name="Standard">
      <style:text-properties fo:color="#000000" style:font-name="Source Sans Pro" fo:font-size="20pt" fo:font-weight="normal" officeooo:paragraph-rsid="00ae483f"/>
    </style:style>
    <style:style style:name="P125" style:family="paragraph" style:parent-style-name="Standard">
      <style:text-properties officeooo:paragraph-rsid="00bf5c81"/>
    </style:style>
    <style:style style:name="P126" style:family="paragraph" style:parent-style-name="Standard">
      <style:text-properties fo:font-size="12pt" officeooo:paragraph-rsid="00bf5c81" style:font-size-asian="12pt" style:font-size-complex="12pt"/>
    </style:style>
    <style:style style:name="P127" style:family="paragraph" style:parent-style-name="Default">
      <style:paragraph-properties fo:margin-left="0in" fo:margin-right="0in" style:line-height-at-least="0.139in" fo:text-indent="0in" style:auto-text-indent="false"/>
    </style:style>
    <style:style style:name="P128" style:family="paragraph" style:parent-style-name="Default">
      <style:paragraph-properties fo:margin-left="0in" fo:margin-right="0in" style:line-height-at-least="0.139in" fo:text-indent="0in" style:auto-text-indent="false"/>
      <style:text-properties fo:color="#0e1422" style:font-name="Noto Sans CJK SC" fo:font-size="24pt" style:font-size-asian="24pt"/>
    </style:style>
    <style:style style:name="P12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50505" fo:letter-spacing="normal"/>
    </style:style>
    <style:style style:name="P130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131" style:family="paragraph" style:parent-style-name="Heading_20_4">
      <style:text-properties fo:font-variant="normal" fo:text-transform="none" fo:color="#000000" style:font-name="Consolas" fo:font-size="12pt" fo:font-style="normal" fo:font-weight="normal" officeooo:rsid="004a6069" officeooo:paragraph-rsid="004a6069" style:font-size-asian="20pt" style:font-size-complex="20pt"/>
    </style:style>
    <style:style style:name="P13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a282e9" officeooo:paragraph-rsid="00a282e9" style:font-size-asian="24pt" style:font-style-asian="normal" style:font-weight-asian="normal" style:font-size-complex="20pt" style:text-emphasize="none"/>
    </style:style>
    <style:style style:name="P13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ae483f" officeooo:paragraph-rsid="00ae483f" style:font-size-asian="24pt" style:font-style-asian="normal" style:font-weight-asian="normal" style:font-size-complex="20pt" style:text-emphasize="none"/>
    </style:style>
    <style:style style:name="P13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03d90" officeooo:paragraph-rsid="00b03d90" style:font-size-asian="24pt" style:font-style-asian="normal" style:font-weight-asian="normal" style:font-size-complex="20pt" style:text-emphasize="none"/>
    </style:style>
    <style:style style:name="P13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18152" officeooo:paragraph-rsid="00b18152" style:font-size-asian="24pt" style:font-style-asian="normal" style:font-weight-asian="normal" style:font-size-complex="20pt" style:text-emphasize="none"/>
    </style:style>
    <style:style style:name="P13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4b7d2" officeooo:paragraph-rsid="00b4b7d2" style:font-size-asian="24pt" style:font-style-asian="normal" style:font-weight-asian="normal" style:font-size-complex="20pt" style:text-emphasize="none"/>
    </style:style>
    <style:style style:name="P137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7a012" officeooo:paragraph-rsid="00b7a012" style:font-size-asian="24pt" style:font-style-asian="normal" style:font-weight-asian="normal" style:font-size-complex="20pt" style:text-emphasize="none"/>
    </style:style>
    <style:style style:name="P138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b5720" officeooo:paragraph-rsid="00bb5720" style:font-size-asian="24pt" style:font-style-asian="normal" style:font-weight-asian="normal" style:font-size-complex="20pt" style:text-emphasize="none"/>
    </style:style>
    <style:style style:name="P139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b5720" officeooo:paragraph-rsid="00bcc9d0" style:font-size-asian="24pt" style:font-style-asian="normal" style:font-weight-asian="normal" style:font-size-complex="20pt" style:text-emphasize="none"/>
    </style:style>
    <style:style style:name="P140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officeooo:paragraph-rsid="00bcc9d0" style:font-size-asian="24pt" style:font-style-asian="normal" style:font-weight-asian="normal" style:font-size-complex="20pt" style:text-emphasize="none"/>
    </style:style>
    <style:style style:name="P141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officeooo:paragraph-rsid="00bf5c81" style:font-size-asian="24pt" style:font-style-asian="normal" style:font-weight-asian="normal" style:font-size-complex="20pt" style:text-emphasize="none"/>
    </style:style>
    <style:style style:name="P142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e1055" officeooo:paragraph-rsid="00bf5c81" style:font-size-asian="24pt" style:font-style-asian="normal" style:font-weight-asian="normal" style:font-size-complex="20pt" style:text-emphasize="none"/>
    </style:style>
    <style:style style:name="P143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e1055" officeooo:paragraph-rsid="00be1055" style:font-size-asian="24pt" style:font-style-asian="normal" style:font-weight-asian="normal" style:font-size-complex="20pt" style:text-emphasize="none"/>
    </style:style>
    <style:style style:name="P144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b5720" officeooo:paragraph-rsid="00bf5c81" style:font-size-asian="12pt" style:font-style-asian="normal" style:font-weight-asian="normal" style:font-size-complex="12pt" style:text-emphasize="none"/>
    </style:style>
    <style:style style:name="P145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cc9d0" officeooo:paragraph-rsid="00bf5c81" style:font-size-asian="12pt" style:font-style-asian="normal" style:font-weight-asian="normal" style:font-size-complex="12pt" style:text-emphasize="none"/>
    </style:style>
    <style:style style:name="P146" style:family="paragraph" style:parent-style-name="Standard">
      <style:text-properties fo:font-variant="normal" fo:text-transform="none" fo:color="#000000" style:text-outline="false" style:text-line-through-style="none" style:text-line-through-type="none" style:font-name="Noto Sans CJK SC" fo:font-size="12pt" fo:letter-spacing="normal" fo:font-style="normal" fo:text-shadow="none" style:text-underline-style="none" fo:font-weight="normal" officeooo:rsid="00be1055" officeooo:paragraph-rsid="00bf5c81" style:font-size-asian="12pt" style:font-style-asian="normal" style:font-weight-asian="normal" style:font-size-complex="12pt" style:text-emphasize="none"/>
    </style:style>
    <style:style style:name="P147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c4246f" officeooo:paragraph-rsid="00c4246f" style:font-size-asian="17.5pt" style:font-size-complex="20pt"/>
    </style:style>
    <style:style style:name="P148" style:family="paragraph" style:parent-style-name="Standard">
      <style:text-properties fo:font-variant="normal" fo:text-transform="none" fo:color="#000000" style:font-name="Source Sans Pro" fo:font-size="20pt" fo:letter-spacing="normal" fo:font-style="normal" fo:font-weight="normal" officeooo:rsid="00c51dce" officeooo:paragraph-rsid="00c51dce" style:font-size-asian="17.5pt" style:font-size-complex="20pt"/>
    </style:style>
    <style:style style:name="P149" style:family="paragraph" style:parent-style-name="Standard">
      <style:text-properties fo:font-variant="normal" fo:text-transform="none" fo:color="#000000" style:font-name="Source Sans Pro" fo:font-size="24pt" fo:letter-spacing="normal" fo:font-style="normal" fo:font-weight="normal" officeooo:rsid="00c58037" officeooo:paragraph-rsid="00c58037" style:font-size-asian="24pt" style:font-size-complex="24pt"/>
    </style:style>
    <style:style style:name="P150" style:family="paragraph" style:parent-style-name="Standard">
      <style:text-properties fo:font-variant="normal" fo:text-transform="none" fo:color="#d4d4d4" style:font-name="Droid Sans Mono" fo:font-size="12pt" fo:letter-spacing="normal" fo:font-style="normal" fo:font-weight="normal" officeooo:rsid="00c58037" officeooo:paragraph-rsid="00c58037" fo:background-color="#1e1e1e" style:font-size-asian="24pt" style:font-size-complex="24pt"/>
    </style:style>
    <style:style style:name="P151" style:family="paragraph" style:parent-style-name="Standard">
      <style:text-properties fo:color="#000000" style:font-name="Source Sans Pro" fo:font-size="20pt" fo:font-weight="normal" officeooo:paragraph-rsid="00c4246f"/>
    </style:style>
    <style:style style:name="T1" style:family="text">
      <style:text-properties officeooo:rsid="0013e380"/>
    </style:style>
    <style:style style:name="T2" style:family="text">
      <style:text-properties officeooo:rsid="001ba5c1"/>
    </style:style>
    <style:style style:name="T3" style:family="text">
      <style:text-properties fo:font-size="24pt" officeooo:rsid="001abe47" style:font-size-asian="21pt" style:font-size-complex="24pt"/>
    </style:style>
    <style:style style:name="T4" style:family="text">
      <style:text-properties fo:font-size="24pt" officeooo:rsid="001ba5c1" style:font-size-asian="21pt" style:font-size-complex="24pt"/>
    </style:style>
    <style:style style:name="T5" style:family="text">
      <style:text-properties officeooo:rsid="001f9fb3"/>
    </style:style>
    <style:style style:name="T6" style:family="text">
      <style:text-properties officeooo:rsid="0020b15d"/>
    </style:style>
    <style:style style:name="T7" style:family="text">
      <style:text-properties fo:color="#4fc1ff"/>
    </style:style>
    <style:style style:name="T8" style:family="text">
      <style:text-properties fo:color="#4fc1ff" style:font-name="Droid Sans Mono" fo:font-size="12pt" fo:font-weight="normal"/>
    </style:style>
    <style:style style:name="T9" style:family="text">
      <style:text-properties fo:color="#4fc1ff" style:font-name="Droid Sans Mono" fo:font-size="12pt" fo:font-weight="normal" fo:background-color="#1e1e1e" loext:char-shading-value="0"/>
    </style:style>
    <style:style style:name="T10" style:family="text">
      <style:text-properties fo:color="#4fc1ff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11" style:family="text">
      <style:text-properties fo:color="#d4d4d4" style:font-name="Droid Sans Mono" fo:font-size="12pt" fo:font-weight="normal" fo:background-color="#1e1e1e" loext:char-shading-value="0"/>
    </style:style>
    <style:style style:name="T12" style:family="text">
      <style:text-properties fo:color="#d4d4d4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13" style:family="text">
      <style:text-properties fo:color="#9cdcfe"/>
    </style:style>
    <style:style style:name="T14" style:family="text">
      <style:text-properties fo:color="#9cdcfe" style:font-name="Droid Sans Mono" fo:font-size="12pt" fo:font-weight="normal"/>
    </style:style>
    <style:style style:name="T15" style:family="text">
      <style:text-properties fo:color="#9cdcfe" style:font-name="Droid Sans Mono" fo:font-size="12pt" fo:font-weight="normal" fo:background-color="#1e1e1e" loext:char-shading-value="0"/>
    </style:style>
    <style:style style:name="T16" style:family="text">
      <style:text-properties fo:color="#9cdcfe" style:font-name="Droid Sans Mono" fo:font-weight="normal" fo:background-color="#1e1e1e" loext:char-shading-value="0"/>
    </style:style>
    <style:style style:name="T17" style:family="text">
      <style:text-properties fo:color="#9cdcfe" fo:background-color="#1e1e1e" loext:char-shading-value="0"/>
    </style:style>
    <style:style style:name="T18" style:family="text">
      <style:text-properties fo:color="#9cdcfe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19" style:family="text">
      <style:text-properties fo:color="#9cdcfe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20" style:family="text">
      <style:text-properties fo:color="#9cdcfe" style:text-outline="false" style:text-line-through-style="none" style:text-line-through-type="none" style:font-name="Noto Sans CJK SC" fo:text-shadow="none" style:text-underline-style="none" officeooo:rsid="00be1055" style:font-style-asian="normal" style:font-weight-asian="normal" style:text-emphasize="none"/>
    </style:style>
    <style:style style:name="T21" style:family="text">
      <style:text-properties officeooo:rsid="0020b15d" style:font-size-asian="21pt" style:font-size-complex="24pt"/>
    </style:style>
    <style:style style:name="T22" style:family="text">
      <style:text-properties fo:color="#ce9178"/>
    </style:style>
    <style:style style:name="T23" style:family="text">
      <style:text-properties fo:color="#ce9178" style:font-name="Droid Sans Mono" fo:font-size="12pt" fo:font-weight="normal"/>
    </style:style>
    <style:style style:name="T24" style:family="text">
      <style:text-properties fo:color="#ce9178" style:font-name-asian="Droid Sans Mono" style:font-size-asian="12pt" style:font-weight-asian="normal"/>
    </style:style>
    <style:style style:name="T25" style:family="text">
      <style:text-properties fo:color="#dcdcaa"/>
    </style:style>
    <style:style style:name="T26" style:family="text">
      <style:text-properties fo:color="#dcdcaa" fo:background-color="#1e1e1e" loext:char-shading-value="0"/>
    </style:style>
    <style:style style:name="T27" style:family="text">
      <style:text-properties fo:color="#dcdcaa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28" style:family="text">
      <style:text-properties fo:color="#dcdcaa" style:text-outline="false" style:text-line-through-style="none" style:text-line-through-type="none" style:font-name="Noto Sans CJK SC" fo:text-shadow="none" style:text-underline-style="none" officeooo:rsid="00be1055" style:font-style-asian="normal" style:font-weight-asian="normal" style:text-emphasize="none"/>
    </style:style>
    <style:style style:name="T29" style:family="text">
      <style:text-properties fo:color="#6a9955" style:font-name="Droid Sans Mono" fo:font-size="12pt" fo:font-weight="normal" fo:background-color="#1e1e1e" loext:char-shading-value="0"/>
    </style:style>
    <style:style style:name="T30" style:family="text">
      <style:text-properties fo:color="#6a9955" style:text-outline="false" style:text-line-through-style="none" style:text-line-through-type="none" style:font-name="Noto Sans CJK SC" fo:font-size="12pt" fo:text-shadow="none" style:text-underline-style="none" officeooo:rsid="00be1055" fo:background-color="#1e1e1e" loext:char-shading-value="0" style:font-size-asian="12pt" style:font-style-asian="normal" style:font-weight-asian="normal" style:font-size-complex="12pt" style:text-emphasize="none"/>
    </style:style>
    <style:style style:name="T31" style:family="text">
      <style:text-properties fo:color="#569cd6"/>
    </style:style>
    <style:style style:name="T32" style:family="text">
      <style:text-properties fo:color="#569cd6" fo:background-color="#1e1e1e" loext:char-shading-value="0"/>
    </style:style>
    <style:style style:name="T33" style:family="text">
      <style:text-properties fo:color="#569cd6" style:font-name="Droid Sans Mono" fo:font-size="12pt" fo:font-weight="normal"/>
    </style:style>
    <style:style style:name="T34" style:family="text">
      <style:text-properties fo:color="#569cd6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35" style:family="text">
      <style:text-properties fo:color="#569cd6" style:text-outline="false" style:text-line-through-style="none" style:text-line-through-type="none" style:font-name="Noto Sans CJK SC" fo:font-size="24pt" fo:text-shadow="none" style:text-underline-style="none" fo:background-color="#1e1e1e" loext:char-shading-value="0" style:font-size-asian="24pt" style:font-style-asian="normal" style:font-weight-asian="normal" style:text-emphasize="none"/>
    </style:style>
    <style:style style:name="T36" style:family="text">
      <style:text-properties fo:color="#569cd6"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  <style:style style:name="T37" style:family="text">
      <style:text-properties fo:color="#c586c0"/>
    </style:style>
    <style:style style:name="T38" style:family="text">
      <style:text-properties officeooo:rsid="0024dd4d"/>
    </style:style>
    <style:style style:name="T39" style:family="text">
      <style:text-properties officeooo:rsid="00273bca"/>
    </style:style>
    <style:style style:name="T40" style:family="text">
      <style:text-properties officeooo:rsid="0027c086"/>
    </style:style>
    <style:style style:name="T41" style:family="text">
      <style:text-properties fo:font-variant="normal" fo:text-transform="none" fo:color="#3d3d3d" style:font-name="apple-system" fo:letter-spacing="normal" fo:font-style="normal" fo:font-weight="normal"/>
    </style:style>
    <style:style style:name="T42" style:family="text">
      <style:text-properties fo:font-variant="normal" fo:text-transform="none" fo:color="#3d3d3d" fo:letter-spacing="normal" style:font-name-asian="apple-system" style:font-style-asian="normal" style:font-weight-asian="normal"/>
    </style:style>
    <style:style style:name="T43" style:family="text"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T44" style:family="text">
      <style:text-properties fo:font-variant="normal" fo:text-transform="none" fo:color="#000000" style:font-name="Source Sans Pro" fo:font-size="9pt" fo:letter-spacing="normal" fo:font-style="normal" fo:font-weight="normal"/>
    </style:style>
    <style:style style:name="T45" style:family="text">
      <style:text-properties fo:font-variant="normal" fo:text-transform="none" fo:color="#000000" style:font-name="Consolas1" fo:font-size="9pt" fo:letter-spacing="normal" fo:font-style="normal" fo:font-weight="normal" fo:background-color="#f5f2f0" loext:char-shading-value="0" loext:padding="0in" loext:border="none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cc9d0" style:font-size-asian="24pt" style:font-style-asian="normal" style:font-weight-asian="normal" style:font-size-complex="20pt" style:text-emphasize="none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Noto Sans CJK SC" fo:font-size="24pt" fo:letter-spacing="normal" fo:font-style="normal" fo:text-shadow="none" style:text-underline-style="none" fo:font-weight="normal" officeooo:rsid="00bf5c81" style:font-size-asian="24pt" style:font-style-asian="normal" style:font-weight-asian="normal" style:font-size-complex="20pt" style:text-emphasize="none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Noto Sans CJK SC" fo:letter-spacing="normal" fo:font-style="normal" fo:text-shadow="none" style:text-underline-style="none" fo:font-weight="normal" officeooo:rsid="00bcc9d0" style:font-style-asian="normal" style:font-weight-asian="normal" style:text-emphasize="none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Noto Sans CJK SC" fo:letter-spacing="normal" fo:font-style="normal" fo:text-shadow="none" style:text-underline-style="none" fo:font-weight="normal" officeooo:rsid="00bf5c81" style:font-style-asian="normal" style:font-weight-asian="normal" style:text-emphasize="none"/>
    </style:style>
    <style:style style:name="T50" style:family="text">
      <style:text-properties fo:font-variant="normal" fo:text-transform="none" style:text-outline="false" style:text-line-through-style="none" style:text-line-through-type="none" style:font-name="Noto Sans CJK SC" fo:font-size="24pt" fo:letter-spacing="normal" fo:font-style="normal" fo:text-shadow="none" style:text-underline-style="none" officeooo:rsid="00b18152" style:font-size-asian="24pt" style:font-style-asian="normal" style:font-weight-asian="normal" style:font-size-complex="20pt" style:text-emphasize="none"/>
    </style:style>
    <style:style style:name="T51" style:family="text">
      <style:text-properties fo:font-variant="normal" fo:text-transform="none" style:text-outline="false" style:text-line-through-style="none" style:text-line-through-type="none" style:font-name="Noto Sans CJK SC" fo:font-size="24pt" fo:letter-spacing="normal" fo:font-style="normal" fo:text-shadow="none" style:text-underline-style="none" officeooo:rsid="00ae483f" style:font-size-asian="24pt" style:font-style-asian="normal" style:font-weight-asian="normal" style:font-size-complex="20pt" style:text-emphasize="none"/>
    </style:style>
    <style:style style:name="T52" style:family="text">
      <style:text-properties fo:font-variant="normal" fo:text-transform="none" style:text-outline="false" style:text-line-through-style="none" style:text-line-through-type="none" style:font-name="Noto Sans CJK SC" fo:font-size="12pt" fo:letter-spacing="normal" fo:font-style="normal" fo:text-shadow="none" style:text-underline-style="none" officeooo:rsid="00be1055" style:font-size-asian="12pt" style:font-style-asian="normal" style:font-weight-asian="normal" style:font-size-complex="12pt" style:text-emphasize="none"/>
    </style:style>
    <style:style style:name="T53" style:family="text">
      <style:text-properties fo:font-variant="normal" fo:text-transform="none" fo:letter-spacing="normal" fo:font-style="normal" officeooo:rsid="00c4246f" style:font-size-asian="17.5pt" style:font-size-complex="20pt"/>
    </style:style>
    <style:style style:name="T54" style:family="text">
      <style:text-properties officeooo:rsid="004ce2f8"/>
    </style:style>
    <style:style style:name="T55" style:family="text">
      <style:text-properties officeooo:rsid="00501eb5"/>
    </style:style>
    <style:style style:name="T56" style:family="text">
      <style:text-properties officeooo:rsid="0052c307"/>
    </style:style>
    <style:style style:name="T57" style:family="text">
      <style:text-properties fo:color="#0e1422" style:font-name="Sarabun" fo:font-size="24pt" style:font-size-asian="24pt"/>
    </style:style>
    <style:style style:name="T58" style:family="text">
      <style:text-properties fo:color="#0e1422" style:font-name="Noto Sans CJK SC" fo:font-size="24pt" style:font-size-asian="24pt"/>
    </style:style>
    <style:style style:name="T59" style:family="text">
      <style:text-properties fo:color="#0e1422" style:font-name="Noto Sans CJK SC" fo:font-size="24pt" officeooo:rsid="00541331" style:font-size-asian="24pt"/>
    </style:style>
    <style:style style:name="T60" style:family="text">
      <style:text-properties officeooo:rsid="005436c4"/>
    </style:style>
    <style:style style:name="T61" style:family="text">
      <style:text-properties officeooo:rsid="005a6f7a"/>
    </style:style>
    <style:style style:name="T62" style:family="text">
      <style:text-properties officeooo:rsid="0065913b"/>
    </style:style>
    <style:style style:name="T63" style:family="text">
      <style:text-properties officeooo:rsid="0067d123"/>
    </style:style>
    <style:style style:name="T64" style:family="text">
      <style:text-properties officeooo:rsid="006b8120"/>
    </style:style>
    <style:style style:name="T65" style:family="text">
      <style:text-properties officeooo:rsid="006c10b0"/>
    </style:style>
    <style:style style:name="T66" style:family="text">
      <style:text-properties officeooo:rsid="006d868a"/>
    </style:style>
    <style:style style:name="T67" style:family="text">
      <style:text-properties officeooo:rsid="006f366c"/>
    </style:style>
    <style:style style:name="T68" style:family="text">
      <style:text-properties officeooo:rsid="00708d6e"/>
    </style:style>
    <style:style style:name="T69" style:family="text">
      <style:text-properties officeooo:rsid="0071d944"/>
    </style:style>
    <style:style style:name="T70" style:family="text">
      <style:text-properties fo:color="#4d5156" style:font-name="arial" fo:font-size="10.5pt"/>
    </style:style>
    <style:style style:name="T71" style:family="text">
      <style:text-properties fo:color="#4d5156" style:font-name-asian="arial" style:font-size-asian="10.5pt" style:font-style-asian="normal" style:font-weight-asian="normal"/>
    </style:style>
    <style:style style:name="T72" style:family="text">
      <style:text-properties fo:color="#ea4335" style:font-name="arial" fo:font-size="10.5pt" fo:font-style="normal"/>
    </style:style>
    <style:style style:name="T73" style:family="text">
      <style:text-properties style:font-name-asian="arial" style:font-style-asian="normal" style:font-weight-asian="normal"/>
    </style:style>
    <style:style style:name="T74" style:family="text">
      <style:text-properties officeooo:rsid="0074d3de" style:font-name-asian="arial" style:font-style-asian="normal" style:font-weight-asian="normal"/>
    </style:style>
    <style:style style:name="T75" style:family="text">
      <style:text-properties officeooo:rsid="0079ee60"/>
    </style:style>
    <style:style style:name="T76" style:family="text">
      <style:text-properties officeooo:rsid="007c6594"/>
    </style:style>
    <style:style style:name="T77" style:family="text">
      <style:text-properties officeooo:rsid="007e5137"/>
    </style:style>
    <style:style style:name="T78" style:family="text">
      <style:text-properties officeooo:rsid="007fb9e2"/>
    </style:style>
    <style:style style:name="T79" style:family="text">
      <style:text-properties style:font-name="Helvetica" fo:font-size="11.25pt"/>
    </style:style>
    <style:style style:name="T80" style:family="text">
      <style:text-properties style:font-name="Helvetica" fo:font-size="11.25pt" fo:font-style="normal" fo:font-weight="normal"/>
    </style:style>
    <style:style style:name="T81" style:family="text">
      <style:text-properties style:font-name-asian="Helvetica" style:font-size-asian="11.25pt" style:font-style-asian="normal" style:font-weight-asian="normal"/>
    </style:style>
    <style:style style:name="T82" style:family="text">
      <style:text-properties officeooo:rsid="008257ac"/>
    </style:style>
    <style:style style:name="T83" style:family="text">
      <style:text-properties officeooo:rsid="0083ae2d"/>
    </style:style>
    <style:style style:name="T84" style:family="text">
      <style:text-properties fo:background-color="#1e1e1e" loext:char-shading-value="0"/>
    </style:style>
    <style:style style:name="T85" style:family="text">
      <style:text-properties fo:color="#b5cea8"/>
    </style:style>
    <style:style style:name="T86" style:family="text">
      <style:text-properties officeooo:rsid="00887e9d"/>
    </style:style>
    <style:style style:name="T87" style:family="text">
      <style:text-properties officeooo:rsid="00980d64"/>
    </style:style>
    <style:style style:name="T88" style:family="text">
      <style:text-properties officeooo:rsid="0098c7bb"/>
    </style:style>
    <style:style style:name="T89" style:family="text">
      <style:text-properties officeooo:rsid="009a6ebc"/>
    </style:style>
    <style:style style:name="T90" style:family="text">
      <style:text-properties officeooo:rsid="009c15d7"/>
    </style:style>
    <style:style style:name="T91" style:family="text">
      <style:text-properties officeooo:rsid="009dffbf"/>
    </style:style>
    <style:style style:name="T92" style:family="text">
      <style:text-properties style:font-name="Droid Sans Mono" fo:font-size="12pt" fo:font-weight="normal"/>
    </style:style>
    <style:style style:name="T93" style:family="text">
      <style:text-properties officeooo:rsid="00a9629f"/>
    </style:style>
    <style:style style:name="T94" style:family="text">
      <style:text-properties officeooo:rsid="00ac5fe1"/>
    </style:style>
    <style:style style:name="T95" style:family="text">
      <style:text-properties officeooo:rsid="00ae331e"/>
    </style:style>
    <style:style style:name="T96" style:family="text">
      <style:text-properties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97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cc9d0" style:font-size-asian="24pt" style:font-style-asian="normal" style:font-weight-asian="normal" style:text-emphasize="none"/>
    </style:style>
    <style:style style:name="T98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e1055" style:font-size-asian="24pt" style:font-style-asian="normal" style:font-weight-asian="normal" style:text-emphasize="none"/>
    </style:style>
    <style:style style:name="T99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f5c81" style:font-size-asian="24pt" style:font-style-asian="normal" style:font-weight-asian="normal" style:text-emphasize="none"/>
    </style:style>
    <style:style style:name="T100" style:family="text">
      <style:text-properties style:text-outline="false" style:text-line-through-style="none" style:text-line-through-type="none" style:font-name="Noto Sans CJK SC" fo:font-size="24pt" fo:text-shadow="none" style:text-underline-style="none" officeooo:rsid="00b03d90" style:font-size-asian="24pt" style:font-style-asian="normal" style:font-weight-asian="normal" style:font-size-complex="20pt" style:text-emphasize="none"/>
    </style:style>
    <style:style style:name="T101" style:family="text">
      <style:text-properties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  <style:style style:name="T102" style:family="text">
      <style:text-properties style:text-outline="false" style:text-line-through-style="none" style:text-line-through-type="none" style:font-name="Noto Sans CJK SC" fo:text-shadow="none" style:text-underline-style="none" officeooo:rsid="00bcc9d0" style:font-style-asian="normal" style:font-weight-asian="normal" style:text-emphasize="none"/>
    </style:style>
    <style:style style:name="T103" style:family="text">
      <style:text-properties style:text-outline="false" style:text-line-through-style="none" style:text-line-through-type="none" style:font-name="Noto Sans CJK SC" fo:text-shadow="none" style:text-underline-style="none" officeooo:rsid="00be1055" style:font-style-asian="normal" style:font-weight-asian="normal" style:text-emphasize="none"/>
    </style:style>
    <style:style style:name="T104" style:family="text">
      <style:text-properties style:text-outline="false" style:text-line-through-style="none" style:text-line-through-type="none" style:font-name="Noto Sans CJK SC" fo:text-shadow="none" style:text-underline-style="none" officeooo:rsid="00bf5c81" style:font-style-asian="normal" style:font-weight-asian="normal" style:text-emphasize="none"/>
    </style:style>
    <style:style style:name="T105" style:family="text">
      <style:text-properties style:text-outline="false" style:text-line-through-style="none" style:text-line-through-type="none" style:font-name="Noto Sans CJK SC" fo:font-size="12pt" fo:text-shadow="none" style:text-underline-style="none" style:font-size-asian="12pt" style:font-style-asian="normal" style:font-weight-asian="normal" style:font-size-complex="12pt" style:text-emphasize="none"/>
    </style:style>
    <style:style style:name="T106" style:family="text">
      <style:text-properties style:text-outline="false" style:text-line-through-style="none" style:text-line-through-type="none" style:font-name="Noto Sans CJK SC" fo:font-size="12pt" fo:text-shadow="none" style:text-underline-style="none" officeooo:rsid="00be1055" style:font-size-asian="12pt" style:font-style-asian="normal" style:font-weight-asian="normal" style:font-size-complex="12pt" style:text-emphasize="none"/>
    </style:style>
    <style:style style:name="T107" style:family="text">
      <style:text-properties fo:color="#808080" style:text-outline="false" style:text-line-through-style="none" style:text-line-through-type="none" style:font-name="Noto Sans CJK SC" fo:font-size="24pt" fo:text-shadow="none" style:text-underline-style="none" style:font-size-asian="24pt" style:font-style-asian="normal" style:font-weight-asian="normal" style:text-emphasize="none"/>
    </style:style>
    <style:style style:name="T108" style:family="text">
      <style:text-properties fo:color="#808080" style:text-outline="false" style:text-line-through-style="none" style:text-line-through-type="none" style:font-name="Noto Sans CJK SC" fo:text-shadow="none" style:text-underline-style="none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1</text:p>
      <text:p text:style-name="P2">1 Cesium學習：</text:p>
      <text:p text:style-name="P2">viewer.scene.imageryLayers<text:span text:style-name="T1">（獲取圖層）；</text:span><text:line-break/>addImageryProvider （可以用來在layer中貼入圖片，不適合使用gps數據在地球地圖中貼label）；</text:p>
      <text:p text:style-name="P3"/>
      <text:p text:style-name="P3">地圖資源：</text:p>
      <text:p text:style-name="P3">const viewer = new Cesium.Viewer("cesiumContainer", {</text:p>
      <text:p text:style-name="P3"><text:s text:c="2"/>imageryProvider: new Cesium.ArcGisMapServerImageryProvider({</text:p>
      <text:p text:style-name="P3"><text:s text:c="4"/>url:</text:p>
      <text:p text:style-name="P3"><text:s text:c="6"/>"https://services.arcgisonline.com/arcgis/rest/services/World_Imagery/MapServer/",</text:p>
      <text:p text:style-name="P3"><text:s text:c="2"/>}),</text:p>
      <text:p text:style-name="P3">});</text:p>
      <text:p text:style-name="P3"/>
      <text:p text:style-name="P3">比較好用的是：World_Imagery，World_Topo_Map，World_Street_Map； 其中地名是拼音；如果可以顯示中文的話，就方便很多了；</text:p>
      <text:p text:style-name="P3"/>
      <text:p text:style-name="P4">osm 可以直接載入中文，但是地圖看起來，像是個2d的地圖一樣；</text:p>
      <text:p text:style-name="P5"><text:soft-page-break/>2 地名label：</text:p>
      <text:p text:style-name="P5">應該想用的是map pins；</text:p>
      <text:p text:style-name="P5"/>
      <text:p text:style-name="P6">3/2</text:p>
      <text:p text:style-name="P6">1 label做法：</text:p>
      <text:p text:style-name="P6">step1：找到距離路徑近的citys；</text:p>
      <text:p text:style-name="P6">step2：把這些citys的名字貼到地圖上面；</text:p>
      <text:p text:style-name="P6">step3：調適label的大小；</text:p>
      <text:p text:style-name="P7">bug:</text:p>
      <text:p text:style-name="P7">city type is <text:s/>string flydata type is <text:s/>number;</text:p>
      <text:p text:style-name="P8">2 明天開會準備：</text:p>
      <text:p text:style-name="P8">畫面需要有儀表板系統，線上畫面上鴿子飛行路徑，時間，速度等資料。（這個需求的具體意思是什麼？）</text:p>
      <text:p text:style-name="P9">(飛行路徑是指：飛行進度吧？速度是指當前速度，還是平均速度？時間是當前時間嗎？)</text:p>
      <text:p text:style-name="P8">點擊鴿子可以產生公環號碼，名次等資訊。（本來所有鴿子的資訊就顯示在右邊，只是點擊某個鴿子之後，那個資訊會變成藍色，是吧？）</text:p>
      <text:p text:style-name="P10">3 </text:p>
      <text:p text:style-name="P8">點擊鴿子可以產生公環號碼，名次等資訊；</text:p>
      <text:p text:style-name="P8">也就是說，gpx文檔 or 數據 需要綁定鴿子的資訊；</text:p>
      <text:p text:style-name="P8"><text:soft-page-break/>名次這個資訊是實時的那種，還是最後的排名；（如果是實時的話，這個是做不到的；只能是最後的排名；）</text:p>
      <text:p text:style-name="P8"/>
      <text:p text:style-name="P8">step<text:span text:style-name="T2">1：把所有鴿子的資訊顯示在右側資訊欄目中，並與entity進行綁定；</text:span></text:p>
      <text:p text:style-name="P22"><text:span text:style-name="T3">step</text:span><text:span text:style-name="T4">2</text:span><text:span text:style-name="T3">：</text:span><text:span text:style-name="T4">監控鼠標事件</text:span><text:span text:style-name="T3">；</text:span></text:p>
      <text:p text:style-name="P11">step<text:span text:style-name="T2">3</text:span>：獲取entity的資訊<text:span text:style-name="T2">；</text:span></text:p>
      <text:p text:style-name="P12">step4: <text:s/>對應的右側資訊欄目高亮；</text:p>
      <text:p text:style-name="P12"/>
      <text:p text:style-name="P13">3/3</text:p>
      <text:p text:style-name="P13">1 scene.primitives</text:p>
      <text:p text:style-name="P13">viewer.extend</text:p>
      <text:p text:style-name="P13">cesium Inspector 可以用來調式<text:span text:style-name="T5">cesium組件；</text:span></text:p>
      <text:p text:style-name="P14">2 鴿子資訊欄：</text:p>
      <text:p text:style-name="P21"><text:span text:style-name="T21">div ， </text:span><text:span text:style-name="T9">statusDisplay</text:span><text:span text:style-name="T11">.</text:span><text:span text:style-name="T15">innerHTML</text:span><text:span text:style-name="T11"> = </text:span><text:span text:style-name="T15">msg</text:span><text:span text:style-name="T11">;</text:span></text:p>
      <text:p text:style-name="P21"><text:span text:style-name="T21">，</text:span><text:span text:style-name="T29">// Show the status display below the reset button.</text:span></text:p>
      <text:p text:style-name="P23"><text:span text:style-name="T7">statusDisplay</text:span>.<text:span text:style-name="T7">style</text:span>.<text:span text:style-name="T13">background</text:span> = <text:span text:style-name="T22">"rgba(42, 42, 42, 0.7)"</text:span>;</text:p>
      <text:p text:style-name="P23"><text:span text:style-name="T7">statusDisplay</text:span>.<text:span text:style-name="T7">style</text:span>.<text:span text:style-name="T13">padding</text:span> = <text:span text:style-name="T22">"5px 10px"</text:span>;</text:p>
      <text:p text:style-name="P23"><text:span text:style-name="T13">document</text:span>.<text:span text:style-name="T25">getElementById</text:span>(<text:span text:style-name="T22">"toolbar"</text:span>).<text:span text:style-name="T25">appendChild</text:span>(<text:span text:style-name="T7">statusDisplay</text:span>);</text:p>
      <text:p text:style-name="P23"/>
      <text:p text:style-name="P23"><text:span text:style-name="T31">function</text:span> <text:span text:style-name="T25">updateStatusDisplay</text:span>() {</text:p>
      <text:p text:style-name="P23"><text:span text:style-name="T31">let</text:span> <text:span text:style-name="T13">msg</text:span> = <text:span text:style-name="T22">""</text:span>;</text:p>
      <text:p text:style-name="P23"><text:span text:style-name="T7">partsToLoad</text:span>.<text:span text:style-name="T25">forEach</text:span>(<text:span text:style-name="T31">function</text:span> (<text:span text:style-name="T13">part</text:span>) {</text:p>
      <text:p text:style-name="P23"><text:span text:style-name="T13">msg</text:span> += <text:span text:style-name="T22">`</text:span><text:span text:style-name="T31">${</text:span><text:span text:style-name="T13">part</text:span>.<text:span text:style-name="T13">url</text:span><text:span text:style-name="T31">}</text:span><text:span text:style-name="T22"> - `</text:span>;</text:p>
      <text:p text:style-name="P23"><text:span text:style-name="T37">if</text:span> (<text:span text:style-name="T13">part</text:span>.<text:span text:style-name="T13">loaded</text:span>) {</text:p>
      <text:p text:style-name="P23"><text:span text:style-name="T13">msg</text:span> += <text:span text:style-name="T22">"Loaded.&lt;br/&gt;"</text:span>;</text:p>
      <text:p text:style-name="P23">} <text:span text:style-name="T37">else</text:span> <text:span text:style-name="T37">if</text:span> (<text:span text:style-name="T13">part</text:span>.<text:span text:style-name="T13">requested</text:span>) {</text:p>
      <text:p text:style-name="P23"><text:span text:style-name="T13">msg</text:span> += <text:span text:style-name="T22">"Loading now...&lt;br/&gt;"</text:span>;</text:p>
      <text:p text:style-name="P23">} <text:span text:style-name="T37">else</text:span> {</text:p>
      <text:p text:style-name="P23"><text:soft-page-break/><text:span text:style-name="T13">msg</text:span> += <text:span text:style-name="T22">"Not needed yet.&lt;br/&gt;"</text:span>;</text:p>
      <text:p text:style-name="P23">}</text:p>
      <text:p text:style-name="P23">});</text:p>
      <text:p text:style-name="P23"><text:span text:style-name="T7">statusDisplay</text:span>.<text:span text:style-name="T13">innerHTML</text:span> = <text:span text:style-name="T13">msg</text:span>;</text:p>
      <text:p text:style-name="P23">}</text:p>
      <text:p text:style-name="P15"/>
      <text:p text:style-name="P16">step<text:span text:style-name="T6">1：</text:span>先設置一個element <text:span text:style-name="T6">id 是“pigeons info”（需要設置樣式）;</text:span></text:p>
      <text:p text:style-name="P16">step<text:span text:style-name="T6">2：在下面更新鴿子的資訊（需要定義格式）；</text:span></text:p>
      <text:p text:style-name="P17"/>
      <text:p text:style-name="P17">優化：</text:p>
      <text:p text:style-name="P26">1 地名的label找一下其他的模板；目前的label有點兒卡通；調成更加正式的，</text:p>
      <text:p text:style-name="P26"><text:span text:style-name="T40">2demo數據</text:span>調成台灣的數據；</text:p>
      <text:p text:style-name="P27"><text:span text:style-name="T40">3</text:span> 視角：relive視角<text:span text:style-name="T38">：</text:span></text:p>
      <text:p text:style-name="P28">一開始視角的調整，</text:p>
      <text:p text:style-name="P28">飛到一半的時候旋轉視角，</text:p>
      <text:p text:style-name="P28">後半段從前面往後看，</text:p>
      <text:p text:style-name="P28">結束的時候，拉高，看到整個區域；</text:p>
      <text:p text:style-name="P28"><text:span text:style-name="T40">4</text:span>找看看其他<text:span text:style-name="T40">3d</text:span>的地圖，圖資標誌是中文的；</text:p>
      <text:p text:style-name="P29"><text:span text:style-name="T40">5</text:span> 卡頓問題分析：</text:p>
      <text:p text:style-name="P29">小卡車換成鴿子；</text:p>
      <text:p text:style-name="P29">看起來有些卡：點與點之間的移動是否可以優化成更加smooth的方式；</text:p>
      <text:p text:style-name="P29"><text:span text:style-name="T40">6</text:span> 排名算法：</text:p>
      <text:p text:style-name="P29">即時更新排名<text:span text:style-name="T39">：</text:span></text:p>
      <text:p text:style-name="P30"><text:soft-page-break/>每到一個節點更新一次排名<text:span text:style-name="T39">：還是直接按距離算，然後進行排名；</text:span></text:p>
      <text:p text:style-name="P31"><text:span text:style-name="T40">7</text:span> 點擊排名的話，會顯示鴿子資訊；</text:p>
      <text:p text:style-name="P32">進度條：上面顯示海拔的圖形；</text:p>
      <text:p text:style-name="P31">點擊排名的話，切換成這個鴿子的視角；</text:p>
      <text:p text:style-name="P34">(</text:p>
      <text:p text:style-name="P34">選取：</text:p>
      <text:p text:style-name="P34">選擇之後，高亮；</text:p>
      <text:p text:style-name="P34">切換視角：</text:p>
      <text:p text:style-name="P32">step1：把<text:span text:style-name="T16">trackedEntity</text:span></text:p>
      <text:p text:style-name="P34">設置成陣列；</text:p>
      <text:p text:style-name="P34">step2：當map的id被選取的時候，track就切換到相應的id；</text:p>
      <text:p text:style-name="P34">)</text:p>
      <text:p text:style-name="P31"/>
      <text:p text:style-name="P33"/>
      <text:p text:style-name="P13">¾</text:p>
      <text:p text:style-name="P18">1 <text:a xlink:type="simple" xlink:href="https://sandcastle.cesium.com/?src=Multi-part%20CZML.html" text:style-name="Internet_20_link" text:visited-style-name="Visited_20_Internet_20_Link">https://sandcastle.cesium.com/?src=Multi-part%20CZML.html</text:a></text:p>
      <text:p text:style-name="P18">這個案例中，3個路徑的部分不是一次性載入的，而是在第一段跑完之後載入的，雖然那便是通過time來控制的，但是有沒有辦法：到了已經載入的倒數第二個節點的時候，進行載入？</text:p>
      <text:p text:style-name="P18"/>
      <text:p text:style-name="P19">3/5</text:p>
      <text:p text:style-name="P19">1 鴿子即時排名：</text:p>
      <text:p text:style-name="P19"><text:soft-page-break/>step1：動態顯示鴿子排名；</text:p>
      <text:p text:style-name="P19">step2：點擊排名中的某個鴿子時，可以彈出具體信息；（某個排名信息是可以選取的）；</text:p>
      <text:p text:style-name="P20">2 </text:p>
      <text:p text:style-name="P19"><text:span text:style-name="T42">前言：</text:span><text:span text:style-name="T41">Cesium.knock</text:span><text:span text:style-name="T42">能夠使</text:span><text:span text:style-name="T41">Cesium</text:span><text:span text:style-name="T42">球體監聽</text:span><text:span text:style-name="T41">html</text:span><text:span text:style-name="T42">控件</text:span><text:span text:style-name="T41">, </text:span><text:span text:style-name="T42">從而根據控件的值實時改變一些地圖屬性</text:span><text:span text:style-name="T41">.</text:span><text:line-break/><text:span text:style-name="T42">如圖</text:span><text:span text:style-name="T41">, Cesium</text:span><text:span text:style-name="T42">的標註聚合功能</text:span><text:span text:style-name="T41">, Cesium</text:span><text:span text:style-name="T42">能夠根據</text:span><text:span text:style-name="T41">html</text:span><text:span text:style-name="T42">控件輸入的像素範圍</text:span><text:span text:style-name="T41">, </text:span><text:span text:style-name="T42">最小簇聚</text:span><text:span text:style-name="T41">, </text:span><text:span text:style-name="T42">實時改變標註的範圍和大小</text:span><text:span text:style-name="T41">.</text:span></text:p>
      <text:p text:style-name="P19">3</text:p>
      <text:p text:style-name="P33"/>
      <text:p text:style-name="P35">3/7</text:p>
      <text:p text:style-name="P35">1 rank插入算法：</text:p>
      <text:p text:style-name="P35">step1: 根據rankinfos進行更新；</text:p>
      <text:p text:style-name="P36">2 怎麼確定鴿子已經飛到了節點呢？</text:p>
      <text:p text:style-name="P36">Step1: 鴿子飛到節點的時候調用 update 函數；</text:p>
      <text:p text:style-name="P37">3 </text:p>
      <text:p text:style-name="P37">兩種做法：</text:p>
      <text:p text:style-name="P37">第一種：listen clock，當clock到了時間點的時候，就更新；</text:p>
      <text:p text:style-name="P38">map:</text:p>
      <text:p text:style-name="P38">time,[1,2,3];(key是時間戳，value是要更新rank的id)；</text:p>
      <text:p text:style-name="P37"><text:soft-page-break/>第二種：在entity中實現：model到了entity，或者，entity的狀態事件中查找，到了該entity的話，做什麼事情；</text:p>
      <text:p text:style-name="P37">（第二種的比較好，但是需要研究；第一種比較取巧，而且效果不一定理想）；</text:p>
      <text:p text:style-name="P38"/>
      <text:p text:style-name="P38">clock：在沒有animate之前是同一個事件戳，只有animate之後，才是不同的事件戳；</text:p>
      <text:h text:style-name="P131" text:outline-level="4"><text:bookmark text:name=".compare"/>Cesium.JulianDate.compare(left, right) </text:h>
      <text:p text:style-name="P38">比較時間的接口：</text:p>
      <text:p text:style-name="P39">A negative value if left is less than right, a positive value if left is greater than right, or zero if left and right are equal.</text:p>
      <text:p text:style-name="P39"/>
      <text:p text:style-name="P40">樣本中的時間戳的秒數間隔是：600左右；（10分鐘醒一次）；</text:p>
      <text:p text:style-name="P40">clock的一個tick是5左右（所以不一定會完全相等；而是在某個時間範圍內進行判斷比如-3到3）；</text:p>
      <text:p text:style-name="P42">（改成了-10到10，-5到5的話，還是會有很多點不在區間內）；</text:p>
      <text:p text:style-name="P41">timestamp: <text:s/>data; <text:s/></text:p>
      <text:p text:style-name="P41">send sig: lenth, 比如還有7個的話，那摩當前就是第total lenth – lenth 個；（比如總共4個的話，第一個的時候，lenth是3，那摩point就是第1個，index是0）；</text:p>
      <text:p text:style-name="P41"/>
      <text:p text:style-name="P41">cesium 有time的entity的個人理解<text:span text:style-name="T54">：（比如path是根據時間戳進行更新的，entity本身綁定了時間之後，也會根據時間戳更新model的位置；所以時間戳才是那個動態的變量）；</text:span></text:p>
      <text:p text:style-name="P41"><text:soft-page-break/></text:p>
      <text:p text:style-name="P41">div不要用絕對位置<text:span text:style-name="T54">，用相對位置比較好；</text:span></text:p>
      <text:p text:style-name="P41"/>
      <text:p text:style-name="P43">3/9</text:p>
      <text:p text:style-name="P43">1 trackEntity不需要都track,只需要track時間線的第一個就可以了；</text:p>
      <text:p text:style-name="P43">研究一下如何進行track變更；</text:p>
      <text:p text:style-name="P44">2</text:p>
      <text:p text:style-name="P43">功能分析：</text:p>
      <text:p text:style-name="P43">鴿子排名功能：</text:p>
      <text:p text:style-name="P43">功能1：即時顯示當前的排名；</text:p>
      <text:p text:style-name="P43">功能2：點擊排名欄，鏡頭追蹤該鴿子；</text:p>
      <text:p text:style-name="P43"/>
      <text:p text:style-name="P43">功能設計<text:span text:style-name="T55">：</text:span></text:p>
      <text:p text:style-name="P43">即時顯示當前排名<text:span text:style-name="T55">：</text:span></text:p>
      <text:p text:style-name="P43">step<text:span text:style-name="T55">1：根據鴿子的id和total distance進行初始化顯示；</text:span></text:p>
      <text:p text:style-name="P110">array : elment is :{number,distance},distance is total distance</text:p>
      <text:p text:style-name="P43">step<text:span text:style-name="T55">2：聚合main pigeon和sub pigeons的points中的time，根據鴿子的id進行存儲；</text:span></text:p>
      <text:p text:style-name="P44">map:</text:p>
      <text:p text:style-name="P111">key{timestamp(JuliaDate); value:[]:element is {number,run_distance};</text:p>
      <text:p text:style-name="P43">step<text:span text:style-name="T55">3：與clock中的timestamp進行對比（-10到10）的誤差中，進行更新；</text:span></text:p>
      <text:p text:style-name="P43">step<text:span text:style-name="T55">4：更新每個鴿子distance數據後，進行排序，然後顯示；</text:span></text:p>
      <text:p text:style-name="P110">array : elment is :{number,distance}</text:p>
      <text:p text:style-name="P43"/>
      <text:p text:style-name="P45">切換鏡頭：</text:p>
      <text:p text:style-name="P45">step1：存儲：顯示欄的map（number,elementId）</text:p>
      <text:p text:style-name="P45">，存儲：entity的map（number,Entity）；</text:p>
      <text:p text:style-name="P45"><text:soft-page-break/>；</text:p>
      <text:p text:style-name="P45">step2：點擊欄目後，更新trackEntity為當前欄目對應的；</text:p>
      <text:p text:style-name="P43"/>
      <text:p text:style-name="P43"><text:span text:style-name="T56">3</text:span>開會問題<text:span text:style-name="T56">：</text:span></text:p>
      <text:p text:style-name="P43">需求變更<text:span text:style-name="T56">：</text:span>功能優化<text:span text:style-name="T56">：</text:span></text:p>
      <text:p text:style-name="P43">之前是一只鴿子，後來有了主副鴿<text:span text:style-name="T56">，現在其實鏡頭是可以切換的，那摩就沒有所謂的主副鴿了，需要優化成無主副狀態嗎？</text:span></text:p>
      <text:p text:style-name="P43"/>
      <text:p text:style-name="P46">3/10</text:p>
      <text:p text:style-name="P121"><text:span text:style-name="T57">1</text:span><text:span text:style-name="T58">視角調整：</text:span></text:p>
      <text:p text:style-name="P127"><text:span text:style-name="T57">Step1 : </text:span><text:span text:style-name="T58">做一個視角調整的陣列；</text:span></text:p>
      <text:p text:style-name="P127"><text:span text:style-name="T57">Step2</text:span><text:span text:style-name="T58">：根據時間線進行調整視角；</text:span></text:p>
      <text:p text:style-name="P128">（類似於切換鴿子視角）</text:p>
      <text:p text:style-name="P127"/>
      <text:p text:style-name="P127"><text:span text:style-name="T57">2</text:span><text:span text:style-name="T58">卡頓問題分析：</text:span></text:p>
      <text:p text:style-name="P127"><text:span text:style-name="T58">也使用</text:span><text:span text:style-name="T57">cesium</text:span><text:span text:style-name="T58">的組件進行分析；</text:span></text:p>
      <text:p text:style-name="P127"><text:span text:style-name="T58">（</text:span><text:span text:style-name="T57">inspector</text:span><text:span text:style-name="T58">）</text:span></text:p>
      <text:p text:style-name="P127"><text:span text:style-name="T58">一開始不卡，但是到了後期</text:span><text:span text:style-name="T59">，會發現越來越卡；</text:span></text:p>
      <text:p text:style-name="P46">使用window.<text:span text:style-name="T60">viewer（無效）</text:span></text:p>
      <text:p text:style-name="P46">試試隱藏path<text:span text:style-name="T60">，比如path只遺留100之類的；（效果很明顯，因為看到網路上大家都說是label什麼的太多了，導致很卡，我們的數據應該是加載完成後，就沒有變動的，唯一邊多的就是path，所以問題出在path上面，path遺留太久了）</text:span></text:p>
      <text:p text:style-name="P46">path調參數<text:span text:style-name="T60">：100的話是可以的，但是看起來像個尾巴；</text:span></text:p>
      <text:p text:style-name="P47">1000可以，10000不行，5000不行，2500可以；</text:p>
      <text:p text:style-name="P47"/>
      <text:p text:style-name="P47"/>
      <text:p text:style-name="P43"><text:soft-page-break/></text:p>
      <text:p text:style-name="P48">3 demo製作：</text:p>
      <text:p text:style-name="P48"/>
      <text:p text:style-name="P48"><text:a xlink:type="simple" xlink:href="https://jsfiddle.net/pengzhen_minxin/780satm3/5/" text:style-name="Internet_20_link" text:visited-style-name="Visited_20_Internet_20_Link">https://jsfiddle.net/pengzhen_minxin/780satm3/5/</text:a></text:p>
      <text:p text:style-name="P48"/>
      <text:p text:style-name="P49">4會議記錄：</text:p>
      <text:p text:style-name="P49"/>
      <text:p text:style-name="P49">1 之後不分主副鴿；</text:p>
      <text:p text:style-name="P49">2 卡頓問題：</text:p>
      <text:p text:style-name="P49">不是後續的loading問題，而是一開始的幀數不夠：</text:p>
      <text:p text:style-name="P49">有可能是因為我們的軌跡的原因：使用小卡車的demo，放入我們的軌跡參數；</text:p>
      <text:p text:style-name="P49">有可能是播放速度的原因<text:span text:style-name="T61">；</text:span></text:p>
      <text:p text:style-name="P52">(</text:p>
      <text:p text:style-name="P52">小卡車的demo中，軌跡參數已經被寫好了；</text:p>
      <text:p text:style-name="P52">)</text:p>
      <text:p text:style-name="P50">3 排名的顯示方式改為從上到下；rank其實是固定的，在設定中設好；（現在的做法可能會誤導用戶；）</text:p>
      <text:p text:style-name="P51">4 優化UI：</text:p>
      <text:p text:style-name="P51">point，排名欄，地標；</text:p>
      <text:p text:style-name="P51"/>
      <text:p text:style-name="P53">3/14</text:p>
      <text:p text:style-name="P53">1 取消主副鴿子；</text:p>
      <text:p text:style-name="P53">2 排名改為從上到下：</text:p>
      <text:p text:style-name="P53">之前的是按照id進行設定排名的，現在需要把id改為排名的次序，修改顯示；</text:p>
      <text:p text:style-name="P53"><text:soft-page-break/>這個排名是可以做，但是這樣做之後，由於我的element 的id被改了，那摩在點擊後，切換追蹤的鴿子上面，就又有bug了；</text:p>
      <text:p text:style-name="P54"/>
      <text:p text:style-name="P54">3 卡頓問題分析：</text:p>
      <text:p text:style-name="P54">根據cxml檔案，修改etity的positions；</text:p>
      <text:p text:style-name="P55">問題1：是軌跡的問題嗎？ （已經修改了，但是需要判斷是否卡頓）</text:p>
      <text:p text:style-name="P55">問題2：是模型的問題嗎？</text:p>
      <text:p text:style-name="P55">問題3：是多個模型的問題嗎？<text:span text:style-name="T63">（有關聯，多個路徑和多個模型的時候，會變卡）</text:span></text:p>
      <text:p text:style-name="P55">問題4：是地名的問題嗎？</text:p>
      <text:p text:style-name="P55"/>
      <text:p text:style-name="P56">3/15</text:p>
      <text:p text:style-name="P56">1 <text:span text:style-name="T62">UI優化：</text:span></text:p>
      <text:p text:style-name="P56"/>
      <text:p text:style-name="P55">point改為白色；</text:p>
      <text:p text:style-name="P57">城市的label：改為貼在地上的名字；</text:p>
      <text:p text:style-name="P63">排名UI優化：標題改為白底黑字，邊線有一點曲度；排名欄改為半透明，雙擊會變色，光標離開的話恢復半透明；調整間距，文字排中間等等；</text:p>
      <text:p text:style-name="P58"/>
      <text:p text:style-name="P58">2 卡頓問題分析：</text:p>
      <text:p text:style-name="P58"><text:a xlink:type="simple" xlink:href="https://juejin.cn/post/6844903651262070791" text:style-name="Internet_20_link" text:visited-style-name="Visited_20_Internet_20_Link">https://juejin.cn/post/6844903651262070791</text:a></text:p>
      <text:p text:style-name="P58">四個點：</text:p>
      <text:p text:style-name="P58">網絡，服務器，渲染，硬件；</text:p>
      <text:p text:style-name="P58">主要關注的是渲染和硬件；</text:p>
      <text:p text:style-name="P58"/>
      <text:p text:style-name="P66"><text:soft-page-break/>原因1：和路徑多少有關，路徑變多的時候，腳本算法所需的比例變大；</text:p>
      <text:p text:style-name="P58"/>
      <text:p text:style-name="P58"/>
      <text:p text:style-name="P58">分析<text:span text:style-name="T65">1：</text:span>腳本調用所花的時間長了很多<text:span text:style-name="T64">：可能和model的大小有關；</text:span></text:p>
      <text:p text:style-name="P59">也有可能和model的scale大小有關；<text:span text:style-name="T66">（scale改為之前的10分之一沒有效果，改為原比例：1.0</text:span><text:span text:style-name="T67">，差別不大</text:span><text:span text:style-name="T66">）</text:span><text:span text:style-name="T67">；</text:span></text:p>
      <text:p text:style-name="P59">分析<text:span text:style-name="T65">2：</text:span>跟視角有關係嗎<text:span text:style-name="T65">？改為卡車的模型視角試試；</text:span><text:span text:style-name="T66">（無關）；</text:span></text:p>
      <text:p text:style-name="P60">分析3：地圖資源的差別？（無關）</text:p>
      <text:p text:style-name="P60">分析<text:span text:style-name="T68">4：clock事件的原因？（無關）</text:span></text:p>
      <text:p text:style-name="P60">分析<text:span text:style-name="T68">5：地圖label的原因？（無關）</text:span></text:p>
      <text:p text:style-name="P61">分析<text:span text:style-name="T69">6：加載模型的方式的差別？（diff 1：案例中使用的是本地的model，diff2：案例中模型只需要加載一次；先分析diff2，無關）（但是可以減少loading的時間）</text:span></text:p>
      <text:p text:style-name="P61"/>
      <text:p text:style-name="P62">3優化模型loading；</text:p>
      <text:p text:style-name="P62">改為一開始就loading，之後不再重複loading；</text:p>
      <text:p text:style-name="P62"/>
      <text:p text:style-name="P64">3/16</text:p>
      <text:p text:style-name="P64">1 pigeon rank：</text:p>
      <text:p text:style-name="P109">點擊排名，顯示詳細訊息：</text:p>
      <text:p text:style-name="P64">使用linechart可以是實現趨勢圖；</text:p>
      <text:p text:style-name="P64"><text:span text:style-name="T70">&lt;</text:span><text:span text:style-name="Emphasis"><text:span text:style-name="T72">canvas</text:span></text:span><text:span text:style-name="T70">&gt; </text:span><text:span text:style-name="T71">是一個</text:span><text:span text:style-name="T70">HTML </text:span><text:span text:style-name="T71">元素，我們可以利用程式腳本在這個元素上繪圖;</text:span></text:p>
      <text:p text:style-name="P64">流程設計：</text:p>
      <text:p text:style-name="P64">x軸是line的point index；</text:p>
      <text:p text:style-name="P64">y軸是當前index的海拔；</text:p>
      <text:p text:style-name="P101">step1：初始化顯示第一個鴿子的訊息；</text:p>
      <text:p text:style-name="P64"><text:soft-page-break/><text:span text:style-name="T73">step</text:span><text:span text:style-name="T74">2：點擊鴿子排名後，根據鴿子的number，來更新信息；</text:span></text:p>
      <text:p text:style-name="P102">step3：到達point後，更新排名的同時，如果到達point的鴿子的number中有當前顯示pigeon info的鴿子number，就進行progress更新；</text:p>
      <text:p text:style-name="P102"/>
      <text:p text:style-name="P103">一開始圖形就固定了，只是需要變色；</text:p>
      <text:p text:style-name="P103">兩種情況：</text:p>
      <text:p text:style-name="P65"><text:span text:style-name="T74">情況</text:span><text:span text:style-name="T73">1：</text:span><text:span text:style-name="T74">切換了鴿子：圖形整體需要改變，而且需要提示，當前的</text:span><text:span text:style-name="T73">index;</text:span></text:p>
      <text:p text:style-name="P104">情況2：更新當前的圖形，step+1；</text:p>
      <text:p text:style-name="P104"/>
      <text:p text:style-name="P105">台灣的比賽中，檔案中的時間是3分鐘醒一次；</text:p>
      <text:p text:style-name="P105">bug：</text:p>
      <text:p text:style-name="P105">發現幾乎所有的timestamp都是不同步的；</text:p>
      <text:p text:style-name="P105">process中沒有能夠記錄下來其他的pigeon number的index；這個需要分析一下；</text:p>
      <text:p text:style-name="P61"/>
      <text:p text:style-name="P67">3/17</text:p>
      <text:p text:style-name="P67">1 pigeon rank：</text:p>
      <text:p text:style-name="P67">優化process的ui；</text:p>
      <text:p text:style-name="P69">2</text:p>
      <text:p text:style-name="P69">開會討論<text:span text:style-name="T76">：</text:span></text:p>
      <text:p text:style-name="P69">卡頓問題分析：</text:p>
      <text:p text:style-name="P68">嘗試方法：分段；</text:p>
      <text:p text:style-name="P68">可能是因為路徑中每個點有時間；</text:p>
      <text:p text:style-name="P68">小卡車放入十個路徑的卡頓情況；</text:p>
      <text:p text:style-name="P68">一只鴿子的demo中：明顯有抖動；</text:p>
      <text:p text:style-name="P68">資訊官方是否有差異；</text:p>
      <text:p text:style-name="P68">默認的token<text:span text:style-name="T75">：是否可以用自己的model；</text:span></text:p>
      <text:p text:style-name="P68"><text:soft-page-break/></text:p>
      <text:p text:style-name="P68">先優化到和一只鴿子路徑的小卡車一樣的流程度；</text:p>
      <text:p text:style-name="P70"/>
      <text:p text:style-name="P70">重點：先一個功能一個功能的做好，不要分開做，但是沒有解決bug的情況；</text:p>
      <text:p text:style-name="P70">卡車<text:span text:style-name="T77">：</text:span></text:p>
      <text:p text:style-name="P70"><text:a xlink:type="simple" xlink:href="https://sandcastle.cesium.com/?src=Multi-part%20CZML.html" text:style-name="Internet_20_link" text:visited-style-name="Visited_20_Internet_20_Link">https://sandcastle.cesium.com/?src=Multi-part%20CZML.html</text:a></text:p>
      <text:p text:style-name="P70"/>
      <text:p text:style-name="P70">鴿子排名的功能：解決沒有即時更新的bug，不會跳動的原因分析：可能1：數據本身是這樣；可能2：功能有問題；</text:p>
      <text:p text:style-name="P70">卡頓問題的bug：研究小卡車的做法，至少優化到與小卡車使用我們的路徑的情況類似；</text:p>
      <text:p text:style-name="P70">pigeon process的功能：看情況加入；</text:p>
      <text:p text:style-name="P70"/>
      <text:p text:style-name="P71">3 先屏蔽鴿子的process功能；</text:p>
      <text:p text:style-name="P112">// pigeonRank_instance.init_pigeonInfos_process(demo_fakeData_pigeons[0]['number'], tmp_elevation);</text:p>
      <text:p text:style-name="P71"/>
      <text:p text:style-name="P72">4 卡頓問題分析：</text:p>
      <text:p text:style-name="P72">方法1：使用默認的token，使用官方的flight data試一試； 無關<text:span text:style-name="T78">；</text:span></text:p>
      <text:p text:style-name="P72">方法<text:span text:style-name="T78">2：使用本地的model；</text:span></text:p>
      <text:p text:style-name="P72"/>
      <text:p text:style-name="P73">3/21</text:p>
      <text:p text:style-name="P73">1卡頓bug解決方案<text:span text:style-name="T82">：</text:span> </text:p>
      <text:p text:style-name="P114"><text:span text:style-name="T81">主要就是因為你的 </text:span><text:span text:style-name="T79">event handler </text:span><text:span text:style-name="T81">執行太久</text:span></text:p>
      <text:p text:style-name="P129"><text:span text:style-name="T81">超過瀏覽器的 </text:span><text:span text:style-name="T80">update frame</text:span></text:p>
      <text:p text:style-name="P129"><text:span text:style-name="T81">以 </text:span><text:span text:style-name="T80">60 FPS </text:span><text:span text:style-name="T81">來算一次 </text:span><text:span text:style-name="T80">frame </text:span><text:span text:style-name="T81">就是 </text:span><text:span text:style-name="T80">16.6ms</text:span></text:p>
      <text:p text:style-name="P129"><text:span text:style-name="T81">所以讓你的 </text:span><text:span text:style-name="T80">event handler </text:span><text:span text:style-name="T81">盡量在這個時間內跑完就沒事了</text:span></text:p>
      <text:p text:style-name="P73">初始化路徑的時候的方案優化後，比較好了<text:span text:style-name="T82">；</text:span></text:p>
      <text:p text:style-name="P74">2 排名即時更新的bug分析：</text:p>
      <text:p text:style-name="P74"><text:soft-page-break/>因為跳秒是20秒的誤差範圍，但是因為鴿子的開始時間都有間隔，比如間隔了1秒等，這樣的話，就會導致每個的timestamp都不一樣，然後有些timestamp會被忽略，也就是說應該會有多個timestamp在這個範圍內；所以所有在這個範圍內的timestamp的鴿子的距離都要更新；</text:p>
      <text:p text:style-name="P74"/>
      <text:p text:style-name="P75">3 demo 放到js fiddle 中報錯：</text:p>
      <text:p text:style-name="P75">“await is only valid in async functions and the top level bodies of modules”</text:p>
      <text:p text:style-name="P76">（本地使用的時候沒有報錯）</text:p>
      <text:p text:style-name="P75">解決方案<text:span text:style-name="T83">：</text:span></text:p>
      <text:p text:style-name="P75">使用await的時候<text:span text:style-name="T83">，把這個await包裝在一個async的函數中；</text:span></text:p>
      <text:p text:style-name="P75">原本的<text:span text:style-name="T83">：</text:span></text:p>
      <text:p text:style-name="P120"><text:span text:style-name="T32">let</text:span><text:span text:style-name="T84"> </text:span><text:span text:style-name="T17">pigeon_models_array</text:span><text:span text:style-name="T84"> = [];</text:span></text:p>
      <text:p text:style-name="P113">for (var i = 0; i &lt; threeD_models_id_array.length; i++) {</text:p>
      <text:p text:style-name="P122">update_loading(threeD_models_id_array.length - i, 0);</text:p>
      <text:p text:style-name="P122">var airplaneUri = await Cesium.IonResource.fromAssetId(threeD_models_id_array[i]['id']);</text:p>
      <text:p text:style-name="P122">pigeon_models_array.push(airplaneUri);</text:p>
      <text:p text:style-name="P122">}</text:p>
      <text:p text:style-name="P122">show<text:span text:style-name="T83">Data(demo_data);</text:span></text:p>
      <text:p text:style-name="P75">修改之後的<text:span text:style-name="T83">：</text:span></text:p>
      <text:p text:style-name="P115"><text:span text:style-name="T31">let</text:span> <text:span text:style-name="T13">pigeon_models_array</text:span> = [];</text:p>
      <text:p text:style-name="P23"><text:span text:style-name="T31">async</text:span> <text:span text:style-name="T31">function</text:span> <text:span text:style-name="T25">loadModelOnline</text:span>(<text:span text:style-name="T13">callback</text:span>)</text:p>
      <text:p text:style-name="P23">{</text:p>
      <text:p text:style-name="P23"><text:span text:style-name="T37">for</text:span> (<text:span text:style-name="T31">var</text:span> <text:span text:style-name="T13">i</text:span> = <text:span text:style-name="T85">0</text:span>; <text:span text:style-name="T13">i</text:span> &lt; <text:span text:style-name="T7">threeD_models_id_array</text:span>.<text:span text:style-name="T13">length</text:span>; <text:span text:style-name="T13">i</text:span>++) {</text:p>
      <text:p text:style-name="P23"><text:span text:style-name="T25">update_loading</text:span>(<text:span text:style-name="T7">threeD_models_id_array</text:span>.<text:span text:style-name="T13">length</text:span> - <text:span text:style-name="T13">i</text:span>, <text:span text:style-name="T85">0</text:span>);</text:p>
      <text:p text:style-name="P23"><text:span text:style-name="T31">var</text:span> <text:span text:style-name="T13">airplaneUri</text:span> = <text:span text:style-name="T37">await</text:span> <text:span text:style-name="T13">Cesium</text:span>.<text:span text:style-name="T13">IonResource</text:span>.<text:span text:style-name="T25">fromAssetId</text:span>(<text:span text:style-name="T7">threeD_models_id_array</text:span>[<text:span text:style-name="T13">i</text:span>][<text:span text:style-name="T22">'id'</text:span>]);</text:p>
      <text:p text:style-name="P23"><text:span text:style-name="T13">pigeon_models_array</text:span>.<text:span text:style-name="T25">push</text:span>(<text:span text:style-name="T13">airplaneUri</text:span>);</text:p>
      <text:p text:style-name="P23">}</text:p>
      <text:p text:style-name="P23"><text:span text:style-name="T25">callback</text:span>(<text:span text:style-name="T7">demo_data</text:span>)</text:p>
      <text:p text:style-name="P23">}</text:p>
      <text:p text:style-name="P24"><text:span text:style-name="T26">loadModelOnline</text:span><text:span text:style-name="T84">(</text:span><text:span text:style-name="T26">showData</text:span><text:span text:style-name="T84">);</text:span></text:p>
      <text:p text:style-name="P75">但是如果需要順序執行的話<text:span text:style-name="T83">，就使用callback；</text:span></text:p>
      <text:p text:style-name="P77"><text:soft-page-break/>3/22</text:p>
      <text:p text:style-name="P77">1 排名，進度條：</text:p>
      <text:p text:style-name="P77">之前的做法：</text:p>
      <text:p text:style-name="P77">step1：使用 bar 圖形；</text:p>
      <text:p text:style-name="P77">step2：更新圖表的背景顏色陣列；</text:p>
      <text:p text:style-name="P77"><text:s/></text:p>
      <text:p text:style-name="P77"><text:a xlink:type="simple" xlink:href="http://www.w3bai.com/zh-TW/howto/howto_js_progressbar.html" text:style-name="Internet_20_link" text:visited-style-name="Visited_20_Internet_20_Link">http://www.w3bai.com/zh-TW/howto/howto_js_progressbar.html</text:a></text:p>
      <text:p text:style-name="P77">新的做法：</text:p>
      <text:p text:style-name="P77">step1：用透明色顯示整個進度；</text:p>
      <text:p text:style-name="P77">step2：用藍色即時更新當前進度；</text:p>
      <text:p text:style-name="P77">『使用line的圖表，但是需要隱藏背景框和xy軸』</text:p>
      <text:p text:style-name="P78">「不是使用兩個圖表，而是直接使用mixed chart 就好了，使用兩個圖表，反而會導致一個別覆蓋」；</text:p>
      <text:p text:style-name="P78"/>
      <text:p text:style-name="P79">2可能：排名即時顯示的問題，有些鴿子的排名不會被更新；</text:p>
      <text:p text:style-name="P79">bug：只會更新<text:span text:style-name="T86">1號鴿子的timestamp；</text:span></text:p>
      <text:p text:style-name="P79">bug：開始播放的時間有些延後了；</text:p>
      <text:p text:style-name="P80">3 即時更新算法：</text:p>
      <text:p text:style-name="P81">總距離有bug：差別很大；</text:p>
      <text:p text:style-name="P81">而且我目前不知道這個gpx數據的排名到底是怎麼樣的；</text:p>
      <text:p text:style-name="P81"/>
      <text:p text:style-name="P82">3/23</text:p>
      <text:p text:style-name="P82">1 即時排名方案：</text:p>
      <text:p text:style-name="P82">不是根據鴿子的total距離計算，而是根據與終點的距離計算比較貼切實際情況；</text:p>
      <text:p text:style-name="P83">抓某一個終點；</text:p>
      <text:p text:style-name="P84">step1: 初始化，起始點與終點的距離來計算；</text:p>
      <text:p text:style-name="P84"><text:soft-page-break/>step2：到達point的時候，根據當前的point來計算與終點的距離；</text:p>
      <text:p text:style-name="P84">step3：根據距離更新排名的上下順序；</text:p>
      <text:p text:style-name="P84"/>
      <text:p text:style-name="P85">bug: 計算的距離不是線性的；</text:p>
      <text:p text:style-name="P85">要不要計算elevation？如果計算的話，會發現距離問題很大，因為有時候海拔高的話，甚至整個的距離都有問題，所以應該是只計算平面的就好；也就是使用同樣的海拔計算；</text:p>
      <text:p text:style-name="P85">還是有bug，檢查一下哪些看起來排名不正常的鴿子的即時數據；</text:p>
      <text:p text:style-name="P82">2 由於目前優化了載入的方案，所以使用relive的視角調整方案的話，會導致載入方案變卡頓；（先做出來對比一下，給到sunny和oliver討論判斷）；</text:p>
      <text:p text:style-name="P82"/>
      <text:p text:style-name="P86">3/24</text:p>
      <text:p text:style-name="P86">1 高度歷程和速度歷程：</text:p>
      <text:p text:style-name="P86">加一個速度歷程；</text:p>
      <text:p text:style-name="P86">顏色作成透明的；</text:p>
      <text:p text:style-name="P86"/>
      <text:p text:style-name="P87">2 即時排名：</text:p>
      <text:p text:style-name="P87">歸巢地點：各自有歸巢地點；</text:p>
      <text:p text:style-name="P87">歸巢時間：各自有歸巢時間；</text:p>
      <text:p text:style-name="P86">以時間為主<text:span text:style-name="T87">，地點其次</text:span>；</text:p>
      <text:p text:style-name="P86">如果兩個都沒有<text:span text:style-name="T87">，還是要有預設的方式；</text:span></text:p>
      <text:p text:style-name="P86"/>
      <text:p text:style-name="P86">終點改成多個<text:span text:style-name="T88">：鴿子路徑的最後一個點；</text:span></text:p>
      <text:p text:style-name="P86"/>
      <text:p text:style-name="P88">3細節優化：</text:p>
      <text:p text:style-name="P88">地點名字<text:span text:style-name="T89">：改成根據縮放變大變小；</text:span></text:p>
      <text:p text:style-name="P88"><text:soft-page-break/>軌跡點<text:span text:style-name="T89">：到了才顯示，可以縮放；</text:span></text:p>
      <text:p text:style-name="P88">點擊軌跡點<text:span text:style-name="T89">：可以顯示這個點的所有信息，info window；點了之後會留着，點另一個點，會消失，模仿2d的那個；</text:span></text:p>
      <text:p text:style-name="P88">線<text:span text:style-name="T89">：做到可以縮放；顏色作成透明色；</text:span></text:p>
      <text:p text:style-name="P88">找一下點和線的大小比例找一下案例調整到比較美觀的狀態；</text:p>
      <text:p text:style-name="P88">線改成一直存留；<text:span text:style-name="T89">（因為這是一個歷程，所以需要有遺留，不能消失不見）；</text:span></text:p>
      <text:p text:style-name="P88"/>
      <text:p text:style-name="P90">模型找一下飛機的<text:span text:style-name="T91">，卡通的也可以，接近鳥的就可以；</text:span></text:p>
      <text:p text:style-name="P88"/>
      <text:p text:style-name="P88">難點<text:span text:style-name="T91">（可以延後做）：</text:span></text:p>
      <text:p text:style-name="P88">當前追蹤鴿子的排名欄是藍色的<text:span text:style-name="T89">；鴿子有一個鎖定框；</text:span></text:p>
      <text:p text:style-name="P88">如果點擊鴿子的話<text:span text:style-name="T90">，也會切換視角，也會高亮排名欄；</text:span></text:p>
      <text:p text:style-name="P88">排名欄和鴿子模型和進度條全部聯動起來；</text:p>
      <text:p text:style-name="P88"/>
      <text:p text:style-name="P89">4 串接：</text:p>
      <text:p text:style-name="P89">設計input的結構；</text:p>
      <text:p text:style-name="P89">每個檔案有自己的公環號碼；</text:p>
      <text:p text:style-name="P89">（先優化比較容易的ui的部分，下周給oliver串接）<text:span text:style-name="T91">；</text:span></text:p>
      <text:p text:style-name="P89"/>
      <text:p text:style-name="P91">3/29</text:p>
      <text:p text:style-name="P92">1 路徑的點，到了再顯示：</text:p>
      <text:p text:style-name="P92">一開始不顯示，也是通過和clock的時間處理函數一樣，到了這個時間點再顯示；</text:p>
      <text:p text:style-name="P92"/>
      <text:p text:style-name="P92">之前的做法：直接顯示，貼在地圖上面；</text:p>
      <text:p text:style-name="P92">之後的做法：</text:p>
      <text:p text:style-name="P92">step<text:span text:style-name="T93">1：貼在地圖上面，但是不顯示；</text:span></text:p>
      <text:p text:style-name="P92"><text:soft-page-break/>step<text:span text:style-name="T93">2：在clock中，和即時排名類似的，當追溯到某個節點的時候，顯示這個節點；</text:span></text:p>
      <text:p text:style-name="P93">細分：</text:p>
      <text:p text:style-name="P93">步驟<text:span text:style-name="T95">1：</text:span>set一個map：timestamp and point array<text:span text:style-name="T94">[entitys]</text:span>；</text:p>
      <text:p text:style-name="P93">步驟<text:span text:style-name="T95">2：在clock tick 中加一個監聽事件：到到某個timestamp的時候，顯示其中的點；</text:span></text:p>
      <text:p text:style-name="P93"/>
      <text:p text:style-name="P92"/>
      <text:p text:style-name="P92"/>
      <text:p text:style-name="P92">2 優化：播放結束後，最後一個時間點結束後，應該要停止播放，目前是會一直在播放；</text:p>
      <text:p text:style-name="P94">速度</text:p>
      <text:p text:style-name="P95">3 js 換行：</text:p>
      <text:p text:style-name="P116"><text:span text:style-name="T13">description:</text:span> </text:p>
      <text:p text:style-name="P25"><text:span text:style-name="T23">`</text:span><text:span text:style-name="T24">坐標</text:span><text:span text:style-name="T23">: (</text:span><text:span text:style-name="T33">${</text:span><text:span text:style-name="T8">dataPoint</text:span><text:span text:style-name="T92">.</text:span><text:span text:style-name="T14">longitude</text:span><text:span text:style-name="T33">}</text:span><text:span text:style-name="T23">, </text:span><text:span text:style-name="T33">${</text:span><text:span text:style-name="T8">dataPoint</text:span><text:span text:style-name="T92">.</text:span><text:span text:style-name="T14">latitude</text:span><text:span text:style-name="T33">}</text:span><text:span text:style-name="T23">, </text:span><text:span text:style-name="T33">${</text:span><text:span text:style-name="T8">dataPoint</text:span><text:span text:style-name="T92">.</text:span><text:span text:style-name="T14">elevation</text:span><text:span text:style-name="T33">}</text:span><text:span text:style-name="T23">)`</text:span></text:p>
      <text:p text:style-name="P23">+<text:span text:style-name="T22">`&lt;br/&gt;`</text:span></text:p>
      <text:p text:style-name="P25"><text:span text:style-name="T92">+</text:span><text:span text:style-name="T23">`</text:span><text:span text:style-name="T24">時間</text:span><text:span text:style-name="T23">:</text:span><text:span text:style-name="T33">${</text:span><text:span text:style-name="T8">dataPoint</text:span><text:span text:style-name="T92">.</text:span><text:span text:style-name="T14">time</text:span><text:span text:style-name="T33">}</text:span><text:span text:style-name="T23">`</text:span></text:p>
      <text:p text:style-name="P23">+<text:span text:style-name="T22">`&lt;br/&gt;`</text:span></text:p>
      <text:p text:style-name="P25"><text:span text:style-name="T92">+</text:span><text:span text:style-name="T23">`</text:span><text:span text:style-name="T24">速度</text:span><text:span text:style-name="T23">:</text:span><text:span text:style-name="T33">${</text:span><text:span text:style-name="T8">dataPoint</text:span><text:span text:style-name="T92">.</text:span><text:span text:style-name="T14">time</text:span><text:span text:style-name="T33">}</text:span><text:span text:style-name="T23">`</text:span><text:span text:style-name="T92">,</text:span></text:p>
      <text:p text:style-name="P95"/>
      <text:p text:style-name="P95"/>
      <text:p text:style-name="P96">3/30</text:p>
      <text:p text:style-name="P96">1 </text:p>
      <text:p text:style-name="P132">鴿子，排名欄，進度條聯動：</text:p>
      <text:p text:style-name="P133">功能設計：</text:p>
      <text:p text:style-name="P133">p1：鴿子是可以點擊的，並能進行響應；</text:p>
      <text:p text:style-name="P106"><text:span text:style-name="T100">(</text:span><text:span text:style-name="T96">User-defined object returned when the model is picked.</text:span></text:p>
      <text:p text:style-name="P130"><text:span text:style-name="T43">Default Value:</text:span><text:span text:style-name="T44"> </text:span><text:span text:style-name="Source_20_Text"><text:span text:style-name="T45">undefined</text:span></text:span></text:p>
      <text:p text:style-name="P134"><text:soft-page-break/>設置id，然後，用scene.pick 進行id讀取；</text:p>
      <text:p text:style-name="P123"><text:span text:style-name="T50">現在是</text:span><text:span text:style-name="T10">MOUSE_MOVE</text:span></text:p>
      <text:p text:style-name="P135">可以讀到model；</text:p>
      <text:p text:style-name="P135">但是LEFT_CLICK不行；</text:p>
      <text:p text:style-name="P117"><text:span text:style-name="T18">viewer</text:span><text:span text:style-name="T96">.</text:span><text:span text:style-name="T18">scene</text:span><text:span text:style-name="T96">.</text:span><text:span text:style-name="T27">pick</text:span><text:span text:style-name="T96">(</text:span><text:span text:style-name="T18">click</text:span><text:span text:style-name="T96">.</text:span><text:span text:style-name="T18">position</text:span><text:span text:style-name="T96">);</text:span></text:p>
      <text:p text:style-name="P136">參數要使用.position；</text:p>
      <text:p text:style-name="P134">)</text:p>
      <text:p text:style-name="P134">編號</text:p>
      <text:p text:style-name="P133">響應1：讓排名欄目變色；</text:p>
      <text:p text:style-name="P133">響應2：讓歷程切換；</text:p>
      <text:p text:style-name="P133">如何顯示選中框？</text:p>
      <text:p text:style-name="P137">做法1：模擬click事件；（有些多餘，而且不一定能夠調用到相關的listener）;</text:p>
      <text:p text:style-name="P137">做法2：直接套一個框；</text:p>
      <text:p text:style-name="P97"><text:a xlink:type="simple" xlink:href="https://blog.csdn.net/KaiSarH/article/details/105784462" text:style-name="Internet_20_link" text:visited-style-name="Visited_20_Internet_20_Link"><text:span text:style-name="T96">https://blog.csdn.net/KaiSarH/article/details/105784462</text:span></text:a></text:p>
      <text:p text:style-name="P137"/>
      <text:p text:style-name="P133">p2：排名欄更新：鼠標移開後不變色，點擊會變色，之前藍色的欄目會變回透明色等；</text:p>
      <text:p text:style-name="P133">響應1：點擊後，會選中鴿子，有個選中的框；</text:p>
      <text:p text:style-name="P133"><text:soft-page-break/>優化：因為現在要讓追蹤的那個變成藍色，然而排名又會變來變去，所以需要不斷更具追蹤的那個進行更新；</text:p>
      <text:p text:style-name="P124"><text:span text:style-name="T51">所以：需要在更新排名的同時，修改</text:span><text:span text:style-name="T35">this</text:span><text:span text:style-name="T12">.</text:span><text:span text:style-name="T19">map_pigeonNumber_ranksId</text:span></text:p>
      <text:p text:style-name="P133"/>
      <text:p text:style-name="P138">3/31</text:p>
      <text:p text:style-name="P138">1 </text:p>
      <text:p text:style-name="P118"><text:span text:style-name="T107">&lt;</text:span><text:span text:style-name="T34">speed</text:span><text:span text:style-name="T107">&gt;</text:span><text:span text:style-name="T96">23.0</text:span><text:span text:style-name="T107">&lt;/</text:span><text:span text:style-name="T34">speed</text:span><text:span text:style-name="T107">&gt;</text:span></text:p>
      <text:p text:style-name="P139">速度參數適配：（</text:p>
      <text:p text:style-name="P98"><text:span text:style-name="T96">gpx是秒速：公尺/</text:span><text:span text:style-name="T97">s,</text:span></text:p>
      <text:p text:style-name="P139">改成一分鐘多少公尺）；</text:p>
      <text:p text:style-name="P138">2</text:p>
      <text:p text:style-name="P138">軌跡線路：不要隱藏；</text:p>
      <text:p text:style-name="P138">城市名字繼續微調，還有比較密集的地方；</text:p>
      <text:p text:style-name="P138">軌跡點點擊：速度參數錯誤，新增公環號碼，海拔高度，方位角；</text:p>
      <text:p text:style-name="P138">檢測一下效能變化；</text:p>
      <text:p text:style-name="P140">3小地圖：先做一個demo出來，才好分析；</text:p>
      <text:p text:style-name="P140">正北方向的地圖，拉高，顯示追蹤的鴿子；</text:p>
      <text:p text:style-name="P140">角度像雷達一樣，但是不用那摩大的地圖；</text:p>
      <text:p text:style-name="P140"><text:soft-page-break/>小地圖是單一鴿子：追蹤的鴿子的軌跡；</text:p>
      <text:p text:style-name="P140">追蹤的鴿子在地圖中心；</text:p>
      <text:p text:style-name="P99"><text:span text:style-name="T96">地圖區塊顯示大小：所有軌跡的範圍，外廓</text:span><text:span text:style-name="T98">100公里；</text:span></text:p>
      <text:p text:style-name="P140">做法：</text:p>
      <text:p text:style-name="P100"><text:span text:style-name="T96">做法1</text:span><text:span text:style-name="T99">：查找cesium的</text:span><text:span text:style-name="T96"> 相關組件；</text:span></text:p>
      <text:p text:style-name="P125"><text:span text:style-name="T46">做法2 </text:span><text:span text:style-name="T47">：</text:span><text:span text:style-name="T46">小窗口的</text:span><text:span text:style-name="T47">2D地圖</text:span><text:span text:style-name="T46">；</text:span></text:p>
      <text:p text:style-name="P142">2d地圖：</text:p>
      <text:p text:style-name="P141">大陸的話：用高德；</text:p>
      <text:p text:style-name="P100"><text:span text:style-name="T96">先用：國際的話：用open </text:span><text:span text:style-name="T98">street map;</text:span></text:p>
      <text:p text:style-name="P140"/>
      <text:p text:style-name="P143">4 路徑線bug：不同角度會看不到；</text:p>
      <text:p text:style-name="P143">5 當前的儀錶板：</text:p>
      <text:p text:style-name="P143">當前速度，已經飛行的距離，剩餘距離，當前海拔；</text:p>
      <text:p text:style-name="P143">放在速度和海拔歷程上方；歷程的邊界作成更加明顯的；</text:p>
      <text:p text:style-name="P143"/>
      <text:p text:style-name="P144">1 </text:p>
      <text:p text:style-name="P119"><text:span text:style-name="T108">&lt;</text:span><text:span text:style-name="T36">speed</text:span><text:span text:style-name="T108">&gt;</text:span><text:span text:style-name="T101">23.0</text:span><text:span text:style-name="T108">&lt;/</text:span><text:span text:style-name="T36">speed</text:span><text:span text:style-name="T108">&gt;</text:span></text:p>
      <text:p text:style-name="P144">速度參數適配：（</text:p>
      <text:p text:style-name="P107"><text:span text:style-name="T101">gpx是秒速：公尺/</text:span><text:span text:style-name="T102">s,</text:span></text:p>
      <text:p text:style-name="P144">改成一分鐘多少公尺）；</text:p>
      <text:p text:style-name="P144">2</text:p>
      <text:p text:style-name="P144"><text:soft-page-break/>軌跡線路：不要隱藏；</text:p>
      <text:p text:style-name="P144">城市名字繼續微調，還有比較密集的地方；</text:p>
      <text:p text:style-name="P144">軌跡點點擊：速度參數錯誤，新增公環號碼，海拔高度，方位角；</text:p>
      <text:p text:style-name="P144">檢測一下效能變化；</text:p>
      <text:p text:style-name="P145">3小地圖：先做一個demo出來，才好分析；</text:p>
      <text:p text:style-name="P145">正北方向的地圖，拉高，顯示追蹤的鴿子；</text:p>
      <text:p text:style-name="P145">角度像雷達一樣，但是不用那摩大的地圖；</text:p>
      <text:p text:style-name="P145">小地圖是單一鴿子：追蹤的鴿子的軌跡；</text:p>
      <text:p text:style-name="P145">追蹤的鴿子在地圖中心；</text:p>
      <text:p text:style-name="P108"><text:span text:style-name="T101">地圖區塊顯示大小：所有軌跡的範圍，外廓</text:span><text:span text:style-name="T103">100公里；</text:span></text:p>
      <text:p text:style-name="P145">做法：</text:p>
      <text:p text:style-name="P108"><text:span text:style-name="T101">做法1</text:span><text:span text:style-name="T104">：查找cesium的</text:span><text:span text:style-name="T101"> 相關組件；</text:span></text:p>
      <text:p text:style-name="P126"><text:span text:style-name="T48">做法2 </text:span><text:span text:style-name="T49">：</text:span><text:span text:style-name="T48">小窗口的</text:span><text:span text:style-name="T49">2D地圖</text:span><text:span text:style-name="T48">；</text:span></text:p>
      <text:p text:style-name="P146">2d地圖：</text:p>
      <text:p text:style-name="P145">大陸的話：用高德；</text:p>
      <text:p text:style-name="P108"><text:span text:style-name="T101">先用：國際的話：用open </text:span><text:span text:style-name="T103">street map;</text:span></text:p>
      <text:p text:style-name="P145"/>
      <text:p text:style-name="P146">4 路徑線bug：不同角度會看不到；</text:p>
      <text:p text:style-name="P146">5 當前的儀錶板：</text:p>
      <text:p text:style-name="P146">當前速度，已經飛行的距離，剩餘距離，當前海拔；</text:p>
      <text:p text:style-name="P146">放在速度和海拔歷程上方；歷程的邊界作成更加明顯的；</text:p>
      <text:p text:style-name="P133"/>
      <text:p text:style-name="P147">4/6</text:p>
      <text:p text:style-name="P151"><text:span text:style-name="T53">1 <text:s/></text:span><text:span text:style-name="T52">當前的儀錶板：</text:span><text:span text:style-name="T30">dashBoard</text:span></text:p>
      <text:p text:style-name="P147"><text:span text:style-name="T106">加入即時性；</text:span></text:p>
      <text:p text:style-name="P147"><text:span text:style-name="T106">儀錶盤的剩餘距離是：資料中的剩餘距離，還是根據當前的gps數據計算的剩餘距離（與終點的距離？）</text:span></text:p>
      <text:p text:style-name="P148"><text:span text:style-name="T106">需求變更：</text:span></text:p>
      <text:p text:style-name="P148"><text:span text:style-name="T106">改成顯示：已經跑的距離，和當前時間如何？</text:span></text:p>
      <text:p text:style-name="P148"><text:span text:style-name="T106"/></text:p>
      <text:p text:style-name="P149"><text:span text:style-name="T103">2 點擊排名欄後，顯示追蹤框：</text:span></text:p>
      <text:p text:style-name="P150"><text:span text:style-name="T20">viewer</text:span><text:span text:style-name="T103">.</text:span><text:span text:style-name="T20">selectedEntity</text:span><text:span text:style-name="T103"> = </text:span><text:span text:style-name="T20">entity_collection_toTrack_array</text:span><text:span text:style-name="T103">.</text:span><text:span text:style-name="T28">get</text:span><text:span text:style-name="T103">(</text:span><text:span text:style-name="T20">pigeon_id</text:span><text:span text:style-name="T103">);</text:span></text:p>
      <text:p text:style-name="P149"><text:span text:style-name="T10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'Liberation Mono', Menlo, 'Courier New', Courier, Monaco, monospace"/>
    <style:font-face style:name="Consolas1" svg:font-family="Consolas, Monaco, 'Andale Mono', monospace"/>
    <style:font-face style:name="Droid Sans Mono" svg:font-family="'Droid Sans Mono', monospace, monospace"/>
    <style:font-face style:name="Helvetica" svg:font-family="Helvetica, Arial, sans-serif"/>
    <style:font-face style:name="Lohit Devanagari2" svg:font-family="'Lohit Devanagari'"/>
    <style:font-face style:name="Source Sans Pro" svg:font-family="'Source Sans Pro', 'Segoe UI', Arial, Geneva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arial" svg:font-family="arial, sans-serif"/>
    <style:font-face style:name="Liberation Mono1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Sarabun" svg:font-family="Sarabun, 'Avenir Book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phasis" style:family="paragraph" style:default-outline-level="">
      <style:text-properties style:font-name="Liberation Serif" fo:font-family="'Liberation Serif'" style:font-family-generic="roman" style:font-pitch="variable" fo:font-size="12pt" fo:font-style="italic" style:font-name-asian="DejaVu Sans" style:font-family-asian="'DejaVu Sans'" style:font-family-generic-asian="system" style:font-pitch-asian="variable" style:font-size-asian="12pt" style:font-style-asian="italic" style:font-name-complex="Liberation Sans2" style:font-family-complex="'Liberation Sans'" style:font-family-generic-complex="system" style:font-pitch-complex="variable" style:font-size-complex="12pt"/>
    </style:style>
    <style:style style:name="Strong_20_Emphasis" style:display-name="Strong Emphasis" style:family="paragraph" style:default-outline-level=""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Source_20_Text" style:display-name="Source Text" style:family="paragraph" style:default-outline-level="">
      <style:text-properties style:font-name="Liberation Mono" fo:font-family="'Liberation Mono', 'Courier New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5:46:47.618744385</meta:creation-date>
    <dc:date>2022-04-06T11:41:21.585820819</dc:date>
    <meta:editing-duration>P6DT22H18M2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23" meta:paragraph-count="440" meta:word-count="6166" meta:character-count="10261" meta:non-whitespace-character-count="9918"/>
  </office:meta>
</office:document-meta>
</file>